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0.987777777777778cm"/>
    </style:style>
    <style:style style:name="co2" style:family="table-column">
      <style:table-column-properties fo:break-before="auto" style:column-width="1.71097222222222cm"/>
    </style:style>
    <style:style style:name="co3" style:family="table-column">
      <style:table-column-properties fo:break-before="auto" style:column-width="7.49652777777778cm"/>
    </style:style>
    <style:style style:name="co4" style:family="table-column">
      <style:table-column-properties fo:break-before="auto" style:column-width="15.2752777777778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12.5pt" style:use-optimal-row-height="true" fo:break-before="auto"/>
    </style:style>
    <style:style style:name="ro3" style:family="table-row">
      <style:table-row-properties style:row-height="87.5pt" style:use-optimal-row-height="true" fo:break-before="auto"/>
    </style:style>
    <style:style style:name="ro4" style:family="table-row">
      <style:table-row-properties style:row-height="62.5pt" style:use-optimal-row-height="true" fo:break-before="auto"/>
    </style:style>
    <style:style style:name="ro5" style:family="table-row">
      <style:table-row-properties style:row-height="75pt" style:use-optimal-row-height="true" fo:break-before="auto"/>
    </style:style>
    <style:style style:name="ro6" style:family="table-row">
      <style:table-row-properties style:row-height="100pt" style:use-optimal-row-height="true" fo:break-before="auto"/>
    </style:style>
    <style:style style:name="ro7" style:family="table-row">
      <style:table-row-properties style:row-height="125pt" style:use-optimal-row-height="true" fo:break-before="auto"/>
    </style:style>
    <style:style style:name="ro8" style:family="table-row">
      <style:table-row-properties style:row-height="187.5pt" style:use-optimal-row-height="true" fo:break-before="auto"/>
    </style:style>
    <style:style style:name="ro9" style:family="table-row">
      <style:table-row-properties style:row-height="137.5pt" style:use-optimal-row-height="true" fo:break-before="auto"/>
    </style:style>
    <style:style style:name="ro10" style:family="table-row">
      <style:table-row-properties style:row-height="225pt" style:use-optimal-row-height="true" fo:break-before="auto"/>
    </style:style>
    <style:style style:name="ro11" style:family="table-row">
      <style:table-row-properties style:row-height="213pt" style:use-optimal-row-height="true" fo:break-before="auto"/>
    </style:style>
    <style:style style:name="ro12" style:family="table-row">
      <style:table-row-properties style:row-height="188pt" style:use-optimal-row-height="true" fo:break-before="auto"/>
    </style:style>
    <style:style style:name="ro13" style:family="table-row">
      <style:table-row-properties style:row-height="175.5pt" style:use-optimal-row-height="true" fo:break-before="auto"/>
    </style:style>
    <style:style style:name="ro14" style:family="table-row">
      <style:table-row-properties style:row-height="350pt" style:use-optimal-row-height="true" fo:break-before="auto"/>
    </style:style>
    <style:style style:name="ro15" style:family="table-row">
      <style:table-row-properties style:row-height="25pt" style:use-optimal-row-height="true" fo:break-before="auto"/>
    </style:style>
    <style:style style:name="ro16" style:family="table-row">
      <style:table-row-properties style:row-height="15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items_catma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Default_1">
            <text:p>Item</text:p>
          </table:table-cell>
          <table:table-cell office:value-type="string" table:style-name="Default_1">
            <text:p>CATMAT</text:p>
          </table:table-cell>
          <table:table-cell office:value-type="string" table:style-name="Default_1">
            <text:p>DESCRIÇÃO</text:p>
          </table:table-cell>
          <table:table-cell office:value-type="string" table:style-name="Default_1">
            <text:p>ESPECIFICAÇÃO</text:p>
          </table:table-cell>
          <table:table-cell table:number-columns-repeated="16380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float" office:value="463218" table:style-name="Default_1">
            <text:p>463218</text:p>
          </table:table-cell>
          <table:table-cell office:value-type="string" table:style-name="Default_1">
            <text:p>CONECTOR MACHO RJ-45 CAT. 5e</text:p>
          </table:table-cell>
          <table:table-cell office:value-type="string" table:style-name="Default_1">
            <text:p>Conector de rede macho com as seguintes características mínimas:</text:p>
            <text:p>- Conector macho, categoria 5e para cabo UTP sólido ou flexível;</text:p>
            <text:p>- Tipo de conector RJ-45;</text:p>
            <text:p>- Fabricado em termoplástico não propagante a chama (norma UL 94V-0);</text:p>
            <text:p>- Contatos elétricos: 8 vias em bronze fosforoso com 1,27 um de ouro e 2,54 um de níquel;</text:p>
            <text:p>- Em conformidade com as diretivas RoHS;</text:p>
            <text:p>- Cor: transparente;</text:p>
            <text:p>- Dimensões: 8.0mm x 11.7mm x 21.5mm;</text:p>
            <text:p>- Certificações: UL E173971;</text:p>
            <text:p>- Garantia: 12 meses.</text:p>
          </table:table-cell>
          <table:table-cell table:number-columns-repeated="16380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318595" table:style-name="Default_1">
            <text:p>318595</text:p>
          </table:table-cell>
          <table:table-cell office:value-type="string" table:style-name="Default_1">
            <text:p>CONECTOR FÊMEA RJ-45 CAT. 5e</text:p>
          </table:table-cell>
          <table:table-cell office:value-type="string" table:style-name="Default_1">
            <text:p>Conector fêmea com as seguintes características mínimas:</text:p>
            <text:p>- Tipo RJ-45 Fêmea (Keystone Jack);</text:p>
            <text:p>- Corpo em termoplástico de alto impacto não propagante à chama (norma UL 94 V-0);</text:p>
            <text:p>- Contatos em bronze fosforoso com camadas de níquel e ouro;</text:p>
            <text:p>- Em conformidade com as diretivas RoHS;</text:p>
            <text:p>- Cor: branco;</text:p>
            <text:p>- Dimensões: 22.4mm x 17mm x 37.4mm.</text:p>
          </table:table-cell>
          <table:table-cell table:number-columns-repeated="16380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375963" table:style-name="Default_1">
            <text:p>375963</text:p>
          </table:table-cell>
          <table:table-cell office:value-type="string" table:style-name="Default_1">
            <text:p>CONECTOR MACHO RJ-45 CAT.6</text:p>
          </table:table-cell>
          <table:table-cell office:value-type="string" table:style-name="Default_1">
            <text:p>Conector de rede macho com as seguintes características mínimas:</text:p>
            <text:p>- Categoria 6, tipo RJ-45;</text:p>
            <text:p>- Fabricado em termoplástico não propagante a chama (norma UL 94V-0);</text:p>
            <text:p>- Contatos elétricos em bronze fosforoso com ouro e níquel;</text:p>
            <text:p>- Em conformidade com as diretivas RoHS;</text:p>
            <text:p>- Cor: transparente;</text:p>
            <text:p>- Dimensões: 8.0mm x 11.7mm x 21.5mm.</text:p>
          </table:table-cell>
          <table:table-cell table:number-columns-repeated="16380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428488" table:style-name="Default_1">
            <text:p>428488</text:p>
          </table:table-cell>
          <table:table-cell office:value-type="string" table:style-name="Default_1">
            <text:p>CONECTOR FÊMEA RJ-45 GIGALAN CAT.6</text:p>
          </table:table-cell>
          <table:table-cell office:value-type="string" table:style-name="Default_1">
            <text:p>Conector fêmea gigalan com as seguintes características:</text:p>
            <text:p>- Categoria 6, tipo RJ-45 Fêmea (Keystone Jack);</text:p>
            <text:p>- Corpo em termoplástico de alto impacto;</text:p>
            <text:p>- Contatos em bronze fosforoso com camadas de ouro e níquel;</text:p>
            <text:p>- Cor: branco;</text:p>
            <text:p>- Dimensões: 22.3mm x 17mm x 37.4mm.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388072" table:style-name="Default_1">
            <text:p>388072</text:p>
          </table:table-cell>
          <table:table-cell office:value-type="string" table:style-name="Default_1">
            <text:p>CABO DE REDE GIGALAN CAT.6</text:p>
          </table:table-cell>
          <table:table-cell office:value-type="string" table:style-name="Default_1">
            <text:p>Cabo de rede com as seguintes características:</text:p>
            <text:p>- Categoria 6, U/UTP LSZH;</text:p>
            <text:p>- Condutor de cobre nu isolado com polietileno termoplástico;</text:p>
            <text:p>- Capa externa LSZH, em conformidade com as diretivas RoHS;</text:p>
            <text:p>- Cor: azul;</text:p>
            <text:p>- Comprimento: 305m.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469650" table:style-name="Default_1">
            <text:p>469650</text:p>
          </table:table-cell>
          <table:table-cell office:value-type="string" table:style-name="Default_1">
            <text:p>CABO DE REDE GIGALAN CAT.6 VERMELHO</text:p>
          </table:table-cell>
          <table:table-cell office:value-type="string" table:style-name="Default_1">
            <text:p>Cabo de rede com as seguintes características mínimas:</text:p>
            <text:p>- Categoria 6, U/UTP LSZH;</text:p>
            <text:p>- Condutor de cobre nu isolado com polietileno termoplástico;</text:p>
            <text:p>- Capa externa LSZH, em conformidade com as diretivas RoHS;</text:p>
            <text:p>- Cor: Vermelho;</text:p>
            <text:p>- Comprimento: 305m.</text:p>
          </table:table-cell>
          <table:table-cell table:number-columns-repeated="16380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398361" table:style-name="Default_1">
            <text:p>398361</text:p>
          </table:table-cell>
          <table:table-cell office:value-type="string" table:style-name="Default_1">
            <text:p>PATCH CORD CAT.5e</text:p>
          </table:table-cell>
          <table:table-cell office:value-type="string" table:style-name="Default_1">
            <text:p>Patch cord cat.5e com as seguintes características mínimas: - Patch cord u/utp multilan cat.5e; - Aplicação Suporte a IEEE 802.3, 1000 BASE T, 1000 BASE TX,</text:p>
            <text:p>EIA/TIA-854, ANSI/TIA-862, ATM, Vídeo, Sistemas de Automação</text:p>
            <text:p>Predial, y todos os protocolos LAN anteriores; - Comprimento de 3 metros; - Cor Azul; - Tipo de conector RJ-45 em ambas as pontas; - Peso (Kg) 0,031 kg/m; - Tipo de cabo U/UTP Cat.5e; - Diâmetro nominal (mm) 5,2 mm; - Tipo de condutor Cobre eletrolítico, flexível, nú, formado por 7</text:p>
            <text:p>filamentos de diâmetro nominal de 0,20mm; - Quantidade de Pares 4 pares, 24AWG; - Material do contato elétrico 8 vias em bronze fosforoso com 50µin</text:p>
            <text:p>(1,27µm) de ouro e 100µin (2,54µm) de níquel; - Temperatura de Operação (°C) -10ºC a +60ºC - Certificações ETL Canal 4 Conexões ETL Verified ANATEL 1277</text:p>
            <text:p>07-0256 (cabo U/UTP Cat.5e flexível), 1279-07-0256 (cabo de</text:p>
            <text:p>manobra)</text:p>
          </table:table-cell>
          <table:table-cell table:number-columns-repeated="16380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393611" table:style-name="Default_1">
            <text:p>393611</text:p>
          </table:table-cell>
          <table:table-cell office:value-type="string" table:style-name="Default_1">
            <text:p>PATCH CORD CAT.5e</text:p>
          </table:table-cell>
          <table:table-cell office:value-type="string" table:style-name="Default_1">
            <text:p>Patch cord cat.5e com as seguintes características mínimas: - Patch cord u/utp multilan cat.5e-</text:p>
            <text:p>Aplicação Suporte a IEEE 802.3, 1000 BASE T, 1000 BASE TX,</text:p>
            <text:p>EIA/TIA-854, ANSI/TIA-862, ATM, Vídeo, Sistemas de Automação</text:p>
            <text:p>Predial, y todos os protocolos LAN anteriores; - Comprimento de 6 metros - Cor Azul - Tipo de conector RJ-45 em ambas as pontas. - Peso (Kg) 0,031 kg/m - Tipo de cabo U/UTP Cat.5e - Diâmetro nominal (mm) 5,2 mm - Tipo de condutor Cobre eletrolítico, flexível, nú, formado por 7</text:p>
            <text:p>filamentos de diâmetro nominal de 0,20mm - Quantidade de Pares 4 pares, 24AWG - Material do contato elétrico 8 vias em bronze fosforoso com 50µin</text:p>
            <text:p>(1,27µm) de ouro e 100µin (2,54µm) de níquel - Temperatura de Operação (°C) -10ºC a +60ºC - Certificações ETL Canal 4 Conexões ETL Verified ANATEL 1277</text:p>
            <text:p>07-0256 (cabo U/UTP Cat.5e flexível), 1279-07-0256 (cabo de</text:p>
            <text:p>manobra)</text:p>
          </table:table-cell>
          <table:table-cell table:number-columns-repeated="16380"/>
        </table:table-row>
        <table:table-row table:style-name="ro1">
          <table:table-cell office:value-type="float" office:value="9" table:style-name="Default_1">
            <text:p>9</text:p>
          </table:table-cell>
          <table:table-cell office:value-type="float" office:value="408494" table:style-name="Default_1">
            <text:p>408494</text:p>
          </table:table-cell>
          <table:table-cell office:value-type="string" table:style-name="Default_1">
            <text:p>CABO ELÉTRICO FLEXÍVEL 2,5mm² AZUL-CLARO</text:p>
          </table:table-cell>
          <table:table-cell office:value-type="string" table:style-name="Default_1">
            <text:p>Cabo flexível com as seguintes características mínimas:</text:p>
            <text:p>- Classe de tensão de 750V;</text:p>
            <text:p>- Condutor de fios de cobre nu, têmpera mole, extraflexível;</text:p>
            <text:p>- Isolação em termoplástico de PVC resistente à propagação de chamas;</text:p>
            <text:p>- Cor: Azul-claro;</text:p>
            <text:p>- Rolo de 100m.</text:p>
          </table:table-cell>
          <table:table-cell table:number-columns-repeated="16380"/>
        </table:table-row>
        <table:table-row table:style-name="ro1">
          <table:table-cell office:value-type="float" office:value="10" table:style-name="Default_1">
            <text:p>10</text:p>
          </table:table-cell>
          <table:table-cell office:value-type="float" office:value="408494" table:style-name="Default_1">
            <text:p>408494</text:p>
          </table:table-cell>
          <table:table-cell office:value-type="string" table:style-name="Default_1">
            <text:p>CABO ELÉTRICO FLEXÍVEL 2,5mm² AZUL-CLARO</text:p>
          </table:table-cell>
          <table:table-cell office:value-type="string" table:style-name="Default_1">
            <text:p>Cabo flexível com as seguintes características mínimas:</text:p>
            <text:p>- Classe de tensão de 750V;</text:p>
            <text:p>- Condutor de fios de cobre nu, têmpera mole, extraflexível;</text:p>
            <text:p>- Isolação em termoplástico de PVC resistente à propagação de chamas;</text:p>
            <text:p>- Cor: Azul-claro;</text:p>
            <text:p>- Rolo de 100m.</text:p>
          </table:table-cell>
          <table:table-cell table:number-columns-repeated="16380"/>
        </table:table-row>
        <table:table-row table:style-name="ro1">
          <table:table-cell office:value-type="float" office:value="11" table:style-name="Default_1">
            <text:p>11</text:p>
          </table:table-cell>
          <table:table-cell office:value-type="float" office:value="408494" table:style-name="Default_1">
            <text:p>408494</text:p>
          </table:table-cell>
          <table:table-cell office:value-type="string" table:style-name="Default_1">
            <text:p>CABO ELÉTRICO FLEXÍVEL 2,5mm² AZUL-CLARO</text:p>
          </table:table-cell>
          <table:table-cell office:value-type="string" table:style-name="Default_1">
            <text:p>Cabo flexível com as seguintes características mínimas:</text:p>
            <text:p>- Classe de tensão de 750V;</text:p>
            <text:p>- Condutor de fios de cobre nu, têmpera mole, extraflexível;</text:p>
            <text:p>- Isolação em termoplástico de PVC resistente à propagação de chamas;</text:p>
            <text:p>- Cor: Azul-claro;</text:p>
            <text:p>- Rolo de 100m.</text:p>
          </table:table-cell>
          <table:table-cell table:number-columns-repeated="16380"/>
        </table:table-row>
        <table:table-row table:style-name="ro1">
          <table:table-cell office:value-type="float" office:value="12" table:style-name="Default_1">
            <text:p>12</text:p>
          </table:table-cell>
          <table:table-cell office:value-type="float" office:value="408495" table:style-name="Default_1">
            <text:p>408495</text:p>
          </table:table-cell>
          <table:table-cell office:value-type="string" table:style-name="Default_1">
            <text:p>CABO ELÉTRICO FLEXÍVEL 4,0mm² AZUL-CLARO</text:p>
          </table:table-cell>
          <table:table-cell office:value-type="string" table:style-name="Default_1">
            <text:p>Cabo flexível com as seguintes características mínimas:</text:p>
            <text:p>- Classe de tensão de 750V;</text:p>
            <text:p>- Condutor de fios de cobre nu, têmpera mole, extraflexível;</text:p>
            <text:p>- Isolação em termoplástico de PVC resistente à propagação de chamas;</text:p>
            <text:p>- Cor: Azul-claro;</text:p>
            <text:p>- Rolo de 100m.</text:p>
          </table:table-cell>
          <table:table-cell table:number-columns-repeated="16380"/>
        </table:table-row>
        <table:table-row table:style-name="ro1">
          <table:table-cell office:value-type="float" office:value="13" table:style-name="Default_1">
            <text:p>13</text:p>
          </table:table-cell>
          <table:table-cell office:value-type="float" office:value="419890" table:style-name="Default_1">
            <text:p>419890</text:p>
          </table:table-cell>
          <table:table-cell office:value-type="string" table:style-name="Default_1">
            <text:p>CABO ELÉTRICO FLEXÍVEL 4,0mm² PRETO</text:p>
          </table:table-cell>
          <table:table-cell office:value-type="string" table:style-name="Default_1">
            <text:p>Cabo flexível com as seguintes características mínimas:</text:p>
            <text:p>- Classe de tensão de 750V;</text:p>
            <text:p>- Condutor de fios de cobre nu, têmpera mole, extraflexível;</text:p>
            <text:p>- Isolação em termoplástico de PVC resistente à propagação de chamas;</text:p>
            <text:p>- Cor: Preto;</text:p>
            <text:p>- Rolo de 100m.</text:p>
          </table:table-cell>
          <table:table-cell table:number-columns-repeated="16380"/>
        </table:table-row>
        <table:table-row table:style-name="ro1">
          <table:table-cell office:value-type="float" office:value="14" table:style-name="Default_1">
            <text:p>14</text:p>
          </table:table-cell>
          <table:table-cell office:value-type="float" office:value="419892" table:style-name="Default_1">
            <text:p>419892</text:p>
          </table:table-cell>
          <table:table-cell office:value-type="string" table:style-name="Default_1">
            <text:p>CABO ELÉTRICO</text:p>
          </table:table-cell>
          <table:table-cell office:value-type="string" table:style-name="Default_1">
            <text:p>Cabo flexível 4,0mm² com as seguintes características mínimas: - Classe de tensão de 750V; - Condutor de fios de cobre nu, têmpera mole; - Extraflexível de cobre; - Encordoamento classe 5; - Isolação em termoplástico de PVC resistente à propagação de</text:p>
            <text:p>chamas; - Camada externa extra deslizante; - Temperatura máxima de 70º em serviço contínuo, 100° em</text:p>
            <text:p>sobrecarga e 160° em curto-circuito; - Ser certificado compulsoriamente (possuir certificado registrado e</text:p>
            <text:p>válido no INMETRO); - O fabricante do cabo deve ser associado à Qualifios</text:p>
            <text:p>(https://www.qualifio.org.br/); - Rolo com 100m; - Cor vermelho;</text:p>
          </table:table-cell>
          <table:table-cell table:number-columns-repeated="16380"/>
        </table:table-row>
        <table:table-row table:style-name="ro1">
          <table:table-cell office:value-type="float" office:value="15" table:style-name="Default_1">
            <text:p>15</text:p>
          </table:table-cell>
          <table:table-cell office:value-type="float" office:value="335711" table:style-name="Default_1">
            <text:p>335711</text:p>
          </table:table-cell>
          <table:table-cell office:value-type="string" table:style-name="Default_1">
            <text:p>CABO PP 2 x 2,5mm²</text:p>
          </table:table-cell>
          <table:table-cell office:value-type="string" table:style-name="Default_1">
            <text:p>Cabo com as seguintes características mínimas:</text:p>
            <text:p>- Condutor de fios de cobre nu, extraflexível;</text:p>
            <text:p>- Classe de tensão de 0,6/1kV;</text:p>
            <text:p>- Isolação em composto termofixo em borracha HEPR;</text:p>
            <text:p>- Cobertura em PVC;</text:p>
            <text:p>- Rolo de 100m.</text:p>
          </table:table-cell>
          <table:table-cell table:number-columns-repeated="16380"/>
        </table:table-row>
        <table:table-row table:style-name="ro1">
          <table:table-cell office:value-type="float" office:value="16" table:style-name="Default_1">
            <text:p>16</text:p>
          </table:table-cell>
          <table:table-cell office:value-type="float" office:value="320305" table:style-name="Default_1">
            <text:p>320305</text:p>
          </table:table-cell>
          <table:table-cell office:value-type="string" table:style-name="Default_1">
            <text:p>CABO</text:p>
            <text:p>ELÉTRICO</text:p>
          </table:table-cell>
          <table:table-cell office:value-type="string" table:style-name="Default_1">
            <text:p>Cabo PP 3 x 2,5mm² com as seguintes características mínimas: - Condutor de fios de cobre nu, têmpera mole; - Extraflexível de cobre; - Encordoamento classe 5; - Isolação em composto termofixo em borracha HEPR; - Cobertura composto termoplástico de PVC; - Temperatura máxima de 90º em serviço contínuo,130° em</text:p>
            <text:p>sobrecarga e 250° em curto-circuito; - Classe de tensão de 0,6/1kV; - Ser certificado compulsoriamente (obedecer rigorosamente as</text:p>
            <text:p>normas reguladoras do INMETRO); - O fabricante do cabo deve ser associado à Qualifios</text:p>
            <text:p>(https://www.qualifio.org.br/); - Rolo de 100m; - Referência: Cabo GSette Easy 0,6/1kV Prysmian ou de melhor</text:p>
            <text:p>qualidade.</text:p>
          </table:table-cell>
          <table:table-cell table:number-columns-repeated="16380"/>
        </table:table-row>
        <table:table-row table:style-name="ro1">
          <table:table-cell office:value-type="float" office:value="17" table:style-name="Default_1">
            <text:p>17</text:p>
          </table:table-cell>
          <table:table-cell office:value-type="float" office:value="338644" table:style-name="Default_1">
            <text:p>338644</text:p>
          </table:table-cell>
          <table:table-cell office:value-type="string" table:style-name="Default_1">
            <text:p>CABO</text:p>
            <text:p>ELÉTRICO</text:p>
          </table:table-cell>
          <table:table-cell office:value-type="string" table:style-name="Default_1">
            <text:p>Cabo PP 4 x 2,5mm² com as seguintes características mínimas: - Condutor de fios de cobre nu, têmpera mole; - Extraflexível de cobre;- Encordoamento classe 5; - Isolação em composto termofixo em borracha HEPR; - Cobertura composto termoplástico de PVC; - Temperatura máxima de 90º em serviço contínuo,130° em</text:p>
            <text:p>sobrecarga e 250° em curto-circuito; - Classe de tensão de 0,6/1kV; - Ser certificado compulsoriamente (obedecer rigorosamente as</text:p>
            <text:p>normas reguladoras do INMETRO); - O fabricante do cabo deve ser associado à Qualifios</text:p>
            <text:p>(https://www.qualifio.org.br/); - Rolo de 100m; - Referência: Cabo GSette Easy 0,6/1kV Prysmian</text:p>
            <text:p>ou de melhor qualidade.</text:p>
          </table:table-cell>
          <table:table-cell table:number-columns-repeated="16380"/>
        </table:table-row>
        <table:table-row table:style-name="ro1">
          <table:table-cell office:value-type="float" office:value="18" table:style-name="Default_1">
            <text:p>18</text:p>
          </table:table-cell>
          <table:table-cell office:value-type="float" office:value="269345" table:style-name="Default_1">
            <text:p>269345</text:p>
          </table:table-cell>
          <table:table-cell office:value-type="string" table:style-name="Default_1">
            <text:p>CABO</text:p>
            <text:p>ELÉTRICO</text:p>
          </table:table-cell>
          <table:table-cell office:value-type="string" table:style-name="Default_1">
            <text:p>Cabo PP 4 x 4,0mm² com as seguintes características mínimas: - Condutor de fios de cobre nu, têmpera mole; - Extraflexível de cobre; - Encordoamento classe 5; - Isolação em composto termofixo em borracha HEPR; - Cobertura composto termoplástico de PVC; - Temperatura máxima de 90º em serviço contínuo,130° em</text:p>
            <text:p>sobrecarga e 250° em curto-circuito; - Classe de tensão de 0,6/1kV; - Ser certificado compulsoriamente (obedecer rigorosamente as</text:p>
            <text:p>normas reguladoras do INMETRO); - O fabricante do cabo deve ser associado à Qualifios</text:p>
            <text:p>(https://www.qualifio.org.br/); - Rolo de 100m; - Referência: Cabo GSette Easy 0,6/1kV Prysmian ou de melhor</text:p>
            <text:p>Qualidade.</text:p>
          </table:table-cell>
          <table:table-cell table:number-columns-repeated="16380"/>
        </table:table-row>
        <table:table-row table:style-name="ro1">
          <table:table-cell office:value-type="float" office:value="19" table:style-name="Default_1">
            <text:p>19</text:p>
          </table:table-cell>
          <table:table-cell office:value-type="float" office:value="320304" table:style-name="Default_1">
            <text:p>320304</text:p>
          </table:table-cell>
          <table:table-cell office:value-type="string" table:style-name="Default_1">
            <text:p>CABO</text:p>
            <text:p>ELÉTRICO</text:p>
          </table:table-cell>
          <table:table-cell office:value-type="string" table:style-name="Default_1">
            <text:p>Cabo PP 3 x 6,0mm² com as seguintes características mínimas: - Condutor de fios de cobre nu, têmpera mole; - Extraflexível de cobre; - Encordoamento classe 5; - Isolação em composto termofixo em borracha HEPR; - Cobertura composto termoplástico de PVC; - Temperatura máxima de 90º em serviço contínuo,130° em</text:p>
            <text:p>sobrecarga e 250° em curto-circuito; - Classe de tensão de 0,6/1kV; - Ser certificado compulsoriamente (obedecer rigorosamente as</text:p>
            <text:p>normas reguladoras do INMETRO); - O fabricante do cabo deve ser associado à Qualifios</text:p>
            <text:p>(https://www.qualifio.org.br/); - Bobina; - Referência: Cabo GSette Easy 0,6/1kV Prysmian ou de melhor</text:p>
            <text:p>Qualidade.</text:p>
          </table:table-cell>
          <table:table-cell table:number-columns-repeated="16380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320300" table:style-name="Default_1">
            <text:p>320300</text:p>
          </table:table-cell>
          <table:table-cell office:value-type="string" table:style-name="Default_1">
            <text:p>CABO</text:p>
            <text:p>ELÉTRICO</text:p>
          </table:table-cell>
          <table:table-cell office:value-type="string" table:style-name="Default_1">
            <text:p>Cabo PP 4 x 6,0mm² com as seguintes características mínimas: - Condutor de fios de cobre nu, têmpera mole; - Extraflexível de cobre; - Encordoamento classe 5; - Isolação em composto termofixo em borracha HEPR; - Cobertura composto termoplástico de PVC; - Temperatura máxima de 90º em serviço contínuo,130° em</text:p>
            <text:p>sobrecarga e 250° em curto-circuito; - Classe de tensão de 0,6/1kV; - Ser certificado compulsoriamente (obedecer rigorosamente as</text:p>
            <text:p>normas reguladoras do INMETRO); - O fabricante do cabo deve ser associado à Qualifios</text:p>
            <text:p>(https://www.qualifio.org.br/); - Bobina; - Referência: Cabo GSette Easy 0,6/1kV Prysmian ou de melhor</text:p>
            <text:p>qualidade.</text:p>
          </table:table-cell>
          <table:table-cell table:number-columns-repeated="16380"/>
        </table:table-row>
        <table:table-row table:style-name="ro1">
          <table:table-cell office:value-type="float" office:value="21" table:style-name="Default_1">
            <text:p>21</text:p>
          </table:table-cell>
          <table:table-cell office:value-type="float" office:value="368128" table:style-name="Default_1">
            <text:p>368128</text:p>
          </table:table-cell>
          <table:table-cell office:value-type="string" table:style-name="Default_1">
            <text:p>CABO DE ÁUDIO</text:p>
          </table:table-cell>
          <table:table-cell office:value-type="string" table:style-name="Default_1">
            <text:p>Cabo polarizado para áudio - Cabo de áudio isolado, composto termoplástico; - Utilizado em instalações de som ambiente e caixas acústicas; - Bitola de 2 x 1,5 mm2; - Isolação: composto termoplástico polivinílico (PVC) tipo cristal</text:p>
            <text:p>(transparente); - Com identificação (cor) da polarização; - Fabricado em cobre; - Rolos com 100 metros</text:p>
          </table:table-cell>
          <table:table-cell table:number-columns-repeated="16380"/>
        </table:table-row>
        <table:table-row table:style-name="ro1">
          <table:table-cell office:value-type="float" office:value="22" table:style-name="Default_1">
            <text:p>22</text:p>
          </table:table-cell>
          <table:table-cell office:value-type="float" office:value="429347" table:style-name="Default_1">
            <text:p>429347</text:p>
          </table:table-cell>
          <table:table-cell office:value-type="string" table:style-name="Default_1">
            <text:p>ELETRODUTO</text:p>
          </table:table-cell>
          <table:table-cell office:value-type="string" table:style-name="Default_1">
            <text:p>Eletroduto Galvanizado Eletrolítico/pré zincado Médio 3/4": - Barra com 3m de comprimento; - Com rosca nas duas pontas; - Para instalações elétricas internas; - Parede de 0,9mm e diâmetro externo entre 25,2 a 25,6mm; - Com luva e protetor de rosca; - Acabamento galvanizado eletrolítico ou pré-zincado; - Referência comercial: Elecon EC-EDE 22 ou de melhor qualidade.</text:p>
          </table:table-cell>
          <table:table-cell table:number-columns-repeated="16380"/>
        </table:table-row>
        <table:table-row table:style-name="ro1">
          <table:table-cell office:value-type="float" office:value="23" table:style-name="Default_1">
            <text:p>23</text:p>
          </table:table-cell>
          <table:table-cell office:value-type="float" office:value="256676" table:style-name="Default_1">
            <text:p>256676</text:p>
          </table:table-cell>
          <table:table-cell office:value-type="string" table:style-name="Default_1">
            <text:p>CAIXA</text:p>
            <text:p>CONDULETE</text:p>
          </table:table-cell>
          <table:table-cell office:value-type="string" table:style-name="Default_1">
            <text:p>Caixa Condulete múltiplo 3/4" X sem tampa: - Condulete múltiplo tipo "X", com rosca BSP; - Acompanha 02 parafusos para instalação da tampa; - Produzida em alumínio, com acabamento sem pintura; - Tamamho 4"x2"; - Referência comercial: Tramontina 56200/072 ou de melhor</text:p>
            <text:p>qualidade.</text:p>
          </table:table-cell>
          <table:table-cell table:number-columns-repeated="16380"/>
        </table:table-row>
        <table:table-row table:style-name="ro1">
          <table:table-cell office:value-type="float" office:value="24" table:style-name="Default_1">
            <text:p>24</text:p>
          </table:table-cell>
          <table:table-cell office:value-type="float" office:value="256528" table:style-name="Default_1">
            <text:p>256528</text:p>
          </table:table-cell>
          <table:table-cell office:value-type="string" table:style-name="Default_1">
            <text:p>CAIXA</text:p>
            <text:p>CONDULETE</text:p>
          </table:table-cell>
          <table:table-cell office:value-type="string" table:style-name="Default_1">
            <text:p>Caixa Condulete múltiplo 3/4" L sem tampa: - Condulete múltiplo tipo "L", com rosca BSP; - Acompanha 02 parafusos para instalação da tampa; - Produzida em alumínio, com acabamento sem pintura; - Tamamho 4"x2"; - Referência comercial: Tramontina 56200/092 ou de melhor</text:p>
            <text:p>qualidade.</text:p>
          </table:table-cell>
          <table:table-cell table:number-columns-repeated="16380"/>
        </table:table-row>
        <table:table-row table:style-name="ro1">
          <table:table-cell office:value-type="float" office:value="25" table:style-name="Default_1">
            <text:p>25</text:p>
          </table:table-cell>
          <table:table-cell office:value-type="float" office:value="311317" table:style-name="Default_1">
            <text:p>311317</text:p>
          </table:table-cell>
          <table:table-cell office:value-type="string" table:style-name="Default_1">
            <text:p>CONECTOR</text:p>
          </table:table-cell>
          <table:table-cell office:value-type="string" table:style-name="Default_1">
            <text:p>Tampão para caixa condulete: - Tampão para caixa múltipla de 3/4"; - Em material polietileno; - Referência comercial: Tramontina 56114/052 ou de melhor</text:p>
            <text:p>qualidade.</text:p>
          </table:table-cell>
          <table:table-cell table:number-columns-repeated="16380"/>
        </table:table-row>
        <table:table-row table:style-name="ro1">
          <table:table-cell office:value-type="float" office:value="26" table:style-name="Default_1">
            <text:p>26</text:p>
          </table:table-cell>
          <table:table-cell office:value-type="float" office:value="359872" table:style-name="Default_1">
            <text:p>359872</text:p>
          </table:table-cell>
          <table:table-cell office:value-type="string" table:style-name="Default_1">
            <text:p>CONECTOR</text:p>
          </table:table-cell>
          <table:table-cell office:value-type="string" table:style-name="Default_1">
            <text:p>Unidut Múltiplo 3/4": - Conectores para caixa conduletes múltiplas; - Em alumínio, sem pintura; - Referência comercial: Tramontina 56251/052 ou de melhor</text:p>
            <text:p>qualidade. - CATMAT: 359872</text:p>
          </table:table-cell>
          <table:table-cell table:number-columns-repeated="16380"/>
        </table:table-row>
        <table:table-row table:style-name="ro1">
          <table:table-cell office:value-type="float" office:value="27" table:style-name="Default_1">
            <text:p>27</text:p>
          </table:table-cell>
          <table:table-cell office:value-type="float" office:value="311312" table:style-name="Default_1">
            <text:p>311312</text:p>
          </table:table-cell>
          <table:table-cell office:value-type="string" table:style-name="Default_1">
            <text:p>CURVA</text:p>
          </table:table-cell>
          <table:table-cell office:value-type="string" table:style-name="Default_1">
            <text:p>Conector curvo sem rosca 90º: - Em alumínio, acabamento sem pintura; - Acompanha parafusos e arruela; - Para ser utilizado com eletrodutos de 3/4"; - Referência comercial: Tramontina 56129/002 ou de melhor</text:p>
            <text:p>qualidade. - CATMAT: 311312</text:p>
          </table:table-cell>
          <table:table-cell table:number-columns-repeated="16380"/>
        </table:table-row>
        <table:table-row table:style-name="ro1">
          <table:table-cell office:value-type="float" office:value="28" table:style-name="Default_1">
            <text:p>28</text:p>
          </table:table-cell>
          <table:table-cell office:value-type="float" office:value="316907" table:style-name="Default_1">
            <text:p>316907</text:p>
          </table:table-cell>
          <table:table-cell office:value-type="string" table:style-name="Default_1">
            <text:p>LUVA</text:p>
          </table:table-cell>
          <table:table-cell office:value-type="string" table:style-name="Default_1">
            <text:p>Luva de Emenda sem rosca: - Em alumínio, acabamento sem pintura; - Sem rosca, com 2 parafusos de fixação; - Para ser utilizado com eletrodutos de 3/4"; - Referência comercial: Tramontina 56131/002 ou de melhor</text:p>
            <text:p>qualidade. - CATMAT: 316907</text:p>
          </table:table-cell>
          <table:table-cell table:number-columns-repeated="16380"/>
        </table:table-row>
        <table:table-row table:style-name="ro1">
          <table:table-cell office:value-type="float" office:value="29" table:style-name="Default_1">
            <text:p>29</text:p>
          </table:table-cell>
          <table:table-cell office:value-type="float" office:value="386606" table:style-name="Default_1">
            <text:p>386606</text:p>
          </table:table-cell>
          <table:table-cell office:value-type="string" table:style-name="Default_1">
            <text:p>ABRAÇADEIRA</text:p>
          </table:table-cell>
          <table:table-cell office:value-type="string" table:style-name="Default_1">
            <text:p>Abraçadeira de fixação 3/4" - tipo copo: - Material: aço-carbono galvanizado com 1mm de espessura; - Acabamento <text:s/>galvanizado eletrolítico; - Para ser utilizada na fixação de eletroduto de 3/4"; - Acompanhada de parafusos para fixação do eletroduto; - Referência comercial: Moratori ref. 702 ou de melhor qualidade. - CATMAT: 38660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237013" table:style-name="Default_1">
            <text:p>237013</text:p>
          </table:table-cell>
          <table:table-cell office:value-type="string" table:style-name="Default_1">
            <text:p>ARRUELA</text:p>
          </table:table-cell>
          <table:table-cell office:value-type="string" table:style-name="Default_1">
            <text:p>Arruela: - Fabricado em liga de alumínio; - Bitola: 3/4"; - Rosca padrão BSP (tipo gás); - Para conexões de eletroduto rígidos; - Referência comercial: Tramontina 56135/003 ou de melhor</text:p>
            <text:p>qualidade. - CATMAT: 237013</text:p>
          </table:table-cell>
          <table:table-cell table:number-columns-repeated="16380"/>
        </table:table-row>
        <table:table-row table:style-name="ro1">
          <table:table-cell office:value-type="float" office:value="31" table:style-name="Default_1">
            <text:p>31</text:p>
          </table:table-cell>
          <table:table-cell office:value-type="float" office:value="236786" table:style-name="Default_1">
            <text:p>236786</text:p>
          </table:table-cell>
          <table:table-cell office:value-type="string" table:style-name="Default_1">
            <text:p>BUCHA</text:p>
          </table:table-cell>
          <table:table-cell office:value-type="string" table:style-name="Default_1">
            <text:p>Bucha: - Fabricado em liga de alumínio; - Bitola: 3/4"; - Rosca padrão BSP (tipo gás); - Para conexões de eletroduto rígidos; - Referência comercial: Tramontina 56134/003 ou de melhor</text:p>
            <text:p>qualidade. - CATMAT: 236786</text:p>
          </table:table-cell>
          <table:table-cell table:number-columns-repeated="16380"/>
        </table:table-row>
        <table:table-row table:style-name="ro1">
          <table:table-cell office:value-type="float" office:value="32" table:style-name="Default_1">
            <text:p>32</text:p>
          </table:table-cell>
          <table:table-cell office:value-type="float" office:value="411911" table:style-name="Default_1">
            <text:p>411911</text:p>
          </table:table-cell>
          <table:table-cell office:value-type="string" table:style-name="Default_1">
            <text:p>TAMPA</text:p>
          </table:table-cell>
          <table:table-cell office:value-type="string" table:style-name="Default_1">
            <text:p>Tampa para condulete 4"x2" - cega 3/4" - Em alumínio, cega; - Acabamento sem pintura; - Acompanhada de parafusos de fixação; - Para ser utilizada com caixas conduletes múltiplas; - Referência comercial: Tramontina 56117/006 ou de melhor</text:p>
            <text:p>Qualidade.</text:p>
          </table:table-cell>
          <table:table-cell table:number-columns-repeated="16380"/>
        </table:table-row>
        <table:table-row table:style-name="ro2">
          <table:table-cell office:value-type="float" office:value="33" table:style-name="Default_1">
            <text:p>33</text:p>
          </table:table-cell>
          <table:table-cell office:value-type="float" office:value="325285" table:style-name="Default_1">
            <text:p>325285</text:p>
          </table:table-cell>
          <table:table-cell office:value-type="string" table:style-name="Default_1">
            <text:p>ELETRODUTO<text:s/></text:p>
          </table:table-cell>
          <table:table-cell office:value-type="string" table:style-name="ce3">
            <text:p>Eletroduto Galvanizado Eletrolítico/pré zincado Médio 1":<text:s/></text:p>
            <text:p>-<text:tab/>Barra com 3m de comprimento;<text:s/></text:p>
            <text:p>-<text:tab/>Com rosca<text:s/></text:p>
            <text:p>-<text:tab/>Para instalações elétricas internas;<text:s/></text:p>
            <text:p>-<text:tab/>Parede de 0,9mm, diâmetro externo entre 31,5 a 31,9 mm;<text:s/></text:p>
            <text:p>-<text:tab/>Com luva e protetor de rosca;<text:s/></text:p>
            <text:p>-<text:tab/>Tipo galvanizado eletrolítico ou pré-zincado;<text:s/></text:p>
            <text:p>-<text:tab/>Referência comercial: Elecon EC-EDE 23 ou de melhor qualidade.<text:s/></text:p>
            <text:p>CATMAT: 325285<text:s/></text:p>
          </table:table-cell>
          <table:table-cell table:number-columns-repeated="16380"/>
        </table:table-row>
        <table:table-row table:style-name="ro3">
          <table:table-cell office:value-type="float" office:value="34" table:style-name="Default_1">
            <text:p>34</text:p>
          </table:table-cell>
          <table:table-cell office:value-type="float" office:value="256529" table:style-name="Default_1">
            <text:p>256529</text:p>
          </table:table-cell>
          <table:table-cell office:value-type="string" table:style-name="ce1">
            <text:p>CAIXA CONDULETE<text:s/></text:p>
          </table:table-cell>
          <table:table-cell office:value-type="string" table:style-name="ce3">
            <text:p>Caixa Condulete múltiplo 1" X <text:s/>sem tampa:<text:s/></text:p>
            <text:p>-<text:tab/>Condulete múltiplo tipo "X", com rosca BSP;<text:s/></text:p>
            <text:p>-<text:tab/>Acompanha 02 parafusos para instalação da tampa;<text:s/></text:p>
            <text:p>-<text:tab/>Produzida em alumínio, com acabamento sem pintura;<text:s/></text:p>
            <text:p>-<text:tab/>Tamamho 4"x2";<text:s/></text:p>
            <text:p>-<text:tab/>Referência comercial: <text:s/>Tramontina 56200/023 ou de melhor qualidade.<text:s/></text:p>
            <text:p>CATMAT: 256529<text:s/></text:p>
          </table:table-cell>
          <table:table-cell table:number-columns-repeated="16380"/>
        </table:table-row>
        <table:table-row table:style-name="ro3">
          <table:table-cell office:value-type="float" office:value="35" table:style-name="Default_1">
            <text:p>35</text:p>
          </table:table-cell>
          <table:table-cell office:value-type="float" office:value="260909" table:style-name="Default_1">
            <text:p>260909</text:p>
          </table:table-cell>
          <table:table-cell office:value-type="string" table:style-name="ce1">
            <text:p>CAIXA CONDULETE<text:s/></text:p>
          </table:table-cell>
          <table:table-cell office:value-type="string" table:style-name="ce3">
            <text:p>Caixa Condulete múltiplo 1" L sem tampa:<text:s/></text:p>
            <text:p>-<text:tab/>Condulete múltiplo tipo "L", com rosca BSP;<text:s/></text:p>
            <text:p>-<text:tab/>Acompanha 02 parafusos para instalação da tampa;<text:s/></text:p>
            <text:p>-<text:tab/>Produzida em alumínio, com acabamento sem pintura;<text:s/></text:p>
            <text:p>-<text:tab/>Tamamho 4"x2";<text:s/></text:p>
            <text:p>-<text:tab/>Referência comercial: <text:s/>Tramontina 56200/033 ou de melhor qualidade.<text:s/></text:p>
            <text:p>CATMAT: 260909<text:s/></text:p>
          </table:table-cell>
          <table:table-cell table:number-columns-repeated="16380"/>
        </table:table-row>
        <table:table-row table:style-name="ro4">
          <table:table-cell office:value-type="float" office:value="36" table:style-name="Default_1">
            <text:p>36</text:p>
          </table:table-cell>
          <table:table-cell office:value-type="float" office:value="453674" table:style-name="Default_1">
            <text:p>453674</text:p>
          </table:table-cell>
          <table:table-cell office:value-type="string" table:style-name="ce1">
            <text:p>CONECTOR<text:s/></text:p>
          </table:table-cell>
          <table:table-cell office:value-type="string" table:style-name="ce3">
            <text:p>Tampão para caixa condulete:<text:s/></text:p>
            <text:p>-<text:tab/>Tampão para caixa múltipla de 1";<text:s/></text:p>
            <text:p>-<text:tab/>Em material polietileno;<text:s/></text:p>
            <text:p>-<text:tab/>Referência comercial: Tramontina <text:s/>56114/053 ou de melhor qualidade.<text:s/></text:p>
            <text:p>CATMAT: 453674<text:s/></text:p>
          </table:table-cell>
          <table:table-cell table:number-columns-repeated="16380"/>
        </table:table-row>
        <table:table-row table:style-name="ro4">
          <table:table-cell office:value-type="float" office:value="37" table:style-name="Default_1">
            <text:p>37</text:p>
          </table:table-cell>
          <table:table-cell office:value-type="float" office:value="359876" table:style-name="Default_1">
            <text:p>359876</text:p>
          </table:table-cell>
          <table:table-cell office:value-type="string" table:style-name="ce1">
            <text:p>CONECTOR<text:s/></text:p>
          </table:table-cell>
          <table:table-cell office:value-type="string" table:style-name="ce3">
            <text:p>Conector (unidut múltiplo) 1":<text:s/></text:p>
            <text:p>-<text:tab/>Conectores para caixa conduletes múltiplas;<text:s/></text:p>
            <text:p>-<text:tab/>Em alumínio, sem pintura;<text:s/></text:p>
            <text:p>-<text:tab/>Referência comercial: Tramontina <text:s/>56251/053 ou de melhor qualidade.<text:s/></text:p>
            <text:p>CATMAT: 359876<text:s/></text:p>
          </table:table-cell>
          <table:table-cell table:number-columns-repeated="16380"/>
        </table:table-row>
        <table:table-row table:style-name="ro5">
          <table:table-cell office:value-type="float" office:value="38" table:style-name="Default_1">
            <text:p>38</text:p>
          </table:table-cell>
          <table:table-cell office:value-type="float" office:value="397148" table:style-name="Default_1">
            <text:p>397148</text:p>
          </table:table-cell>
          <table:table-cell office:value-type="string" table:style-name="ce1">
            <text:p>CURVA<text:s/></text:p>
          </table:table-cell>
          <table:table-cell office:value-type="string" table:style-name="ce3">
            <text:p>Conector curvo sem rosca 90º:<text:s/></text:p>
            <text:p>-<text:tab/>Em alumínio, acabamento sem pintura;<text:s/></text:p>
            <text:p>-<text:tab/>Acompanha parafusos e arruela;<text:s/></text:p>
            <text:p>-<text:tab/>Para ser utilizado com eletrodutos de 1";<text:s/></text:p>
            <text:p>-<text:tab/>Referência comercial: Tramontina 56129/003 ou de melhor qualidade.<text:s/></text:p>
            <text:p>-<text:tab/>CATMAT: 397148<text:s/></text:p>
          </table:table-cell>
          <table:table-cell table:number-columns-repeated="16380"/>
        </table:table-row>
        <table:table-row table:style-name="ro5">
          <table:table-cell office:value-type="float" office:value="39" table:style-name="Default_1">
            <text:p>39</text:p>
          </table:table-cell>
          <table:table-cell office:value-type="float" office:value="316908" table:style-name="Default_1">
            <text:p>316908</text:p>
          </table:table-cell>
          <table:table-cell office:value-type="string" table:style-name="ce1">
            <text:p>LUVA<text:s/></text:p>
          </table:table-cell>
          <table:table-cell office:value-type="string" table:style-name="ce3">
            <text:p>Luva de Emenda sem rosca:<text:s/></text:p>
            <text:p>-<text:tab/>Em alumínio, acabamento sem pintura;<text:s/></text:p>
            <text:p>-<text:tab/>Para ser utilizado com eletrodutos de 1";<text:s/></text:p>
            <text:p>-<text:tab/>Sem rosca, com 2 parafusos de fixação;<text:s/></text:p>
            <text:p>-<text:tab/>Referência comercial: Tramontina 56131/003 ou de melhor qualidade.<text:s/></text:p>
            <text:p>CATMAT: 316908<text:s/></text:p>
          </table:table-cell>
          <table:table-cell table:number-columns-repeated="16380"/>
        </table:table-row>
        <table:table-row table:style-name="ro3">
          <table:table-cell office:value-type="float" office:value="40" table:style-name="Default_1">
            <text:p>40</text:p>
          </table:table-cell>
          <table:table-cell office:value-type="float" office:value="304268" table:style-name="Default_1">
            <text:p>304268</text:p>
          </table:table-cell>
          <table:table-cell office:value-type="string" table:style-name="ce1">
            <text:p>ABRAÇADEIRA<text:s/></text:p>
          </table:table-cell>
          <table:table-cell office:value-type="string" table:style-name="ce3">
            <text:p>Abraçadeira de fixação 1" - tipo copo:<text:s/></text:p>
            <text:p>-<text:tab/>Material: aço-carbono galvanizado com 1mm de espessura;<text:s/></text:p>
            <text:p>-<text:tab/>Acabamento <text:s/>galvanizado eletrolítico;<text:s/></text:p>
            <text:p>-<text:tab/>Para ser utilizada na fixação de eletroduto de 3/4";<text:s/></text:p>
            <text:p>-<text:tab/>Acompanhada de parafusos e todas as partes necessárias ao conjunto;<text:s/></text:p>
            <text:p>-<text:tab/>Referência comercial: Moratori ref. 703 ou de melhor qualidade.<text:s/></text:p>
            <text:p>CATMAT: 304268<text:s/></text:p>
          </table:table-cell>
          <table:table-cell table:number-columns-repeated="16380"/>
        </table:table-row>
        <table:table-row table:style-name="ro3">
          <table:table-cell office:value-type="float" office:value="41" table:style-name="Default_1">
            <text:p>41</text:p>
          </table:table-cell>
          <table:table-cell office:value-type="float" office:value="237015" table:style-name="Default_1">
            <text:p>237015</text:p>
          </table:table-cell>
          <table:table-cell office:value-type="string" table:style-name="ce1">
            <text:p>ARRUELA<text:s/></text:p>
          </table:table-cell>
          <table:table-cell office:value-type="string" table:style-name="ce3">
            <text:p>Arruela:<text:s/></text:p>
            <text:p>-<text:tab/>Fabricado em liga de alumínio;<text:s/></text:p>
            <text:p>-<text:tab/>Bitola: 1";<text:s/></text:p>
            <text:p>-<text:tab/>Rosca padrão BSP (tipo gás);<text:s/></text:p>
            <text:p>-<text:tab/>Para conexões de eletroduto rígidos;<text:s/></text:p>
            <text:p>-<text:tab/>Referência comercial: Tramontina 56135/004 ou de melhor qualidade.<text:s/></text:p>
            <text:p>CATMAT: 237015<text:s/></text:p>
          </table:table-cell>
          <table:table-cell table:number-columns-repeated="16380"/>
        </table:table-row>
        <table:table-row table:style-name="ro3">
          <table:table-cell office:value-type="float" office:value="42" table:style-name="Default_1">
            <text:p>42</text:p>
          </table:table-cell>
          <table:table-cell office:value-type="float" office:value="245200" table:style-name="Default_1">
            <text:p>245200</text:p>
          </table:table-cell>
          <table:table-cell office:value-type="string" table:style-name="ce1">
            <text:p>BUCHA<text:s/></text:p>
          </table:table-cell>
          <table:table-cell office:value-type="string" table:style-name="ce3">
            <text:p>Bucha:<text:s/></text:p>
            <text:p>-<text:tab/>Fabricado em liga de alumínio;<text:s/></text:p>
            <text:p>-<text:tab/>Bitola: 1";<text:s/></text:p>
            <text:p>-<text:tab/>Rosca padrão BSP (tipo gás);<text:s/></text:p>
            <text:p>-<text:tab/>Para conexões de eletroduto rígidos;<text:s/></text:p>
            <text:p>-<text:tab/>Referência comercial: Tramontina 56134/004 ou de melhor qualidade.<text:s/></text:p>
            <text:p>CATMAT: 245200<text:s/></text:p>
          </table:table-cell>
          <table:table-cell table:number-columns-repeated="16380"/>
        </table:table-row>
        <table:table-row table:style-name="ro3">
          <table:table-cell office:value-type="float" office:value="43" table:style-name="Default_1">
            <text:p>43</text:p>
          </table:table-cell>
          <table:table-cell office:value-type="float" office:value="353851" table:style-name="Default_1">
            <text:p>353851</text:p>
          </table:table-cell>
          <table:table-cell office:value-type="string" table:style-name="ce1">
            <text:p>TAMPA<text:s/></text:p>
          </table:table-cell>
          <table:table-cell office:value-type="string" table:style-name="ce3">
            <text:p>Tampa para condulete 4"x2" - cega 1"<text:s/></text:p>
            <text:p>-<text:tab/>Em alumínio, cega;<text:s/></text:p>
            <text:p>-<text:tab/>Acabamento sem pintura;<text:s/></text:p>
            <text:p>-<text:tab/>Acompanhada de parafusos de fixação;<text:s/></text:p>
            <text:p>-<text:tab/>Para ser utilizada com caixas conduletes múltiplas;<text:s/></text:p>
            <text:p>-<text:tab/>Referência comercial: Tramontina 56117/007 ou de melhor qualidade.<text:s/></text:p>
            <text:p>-<text:tab/>CATMAT: 353851<text:s/></text:p>
          </table:table-cell>
          <table:table-cell table:number-columns-repeated="16380"/>
        </table:table-row>
        <table:table-row table:style-name="ro4">
          <table:table-cell office:value-type="float" office:value="44" table:style-name="Default_1">
            <text:p>44</text:p>
          </table:table-cell>
          <table:table-cell office:value-type="float" office:value="335552" table:style-name="Default_1">
            <text:p>335552</text:p>
          </table:table-cell>
          <table:table-cell office:value-type="string" table:style-name="ce1">
            <text:p>SUPORTE<text:s/></text:p>
          </table:table-cell>
          <table:table-cell office:value-type="string" table:style-name="ce3">
            <text:p>Suporte para placa 4"x2":<text:s/></text:p>
            <text:p>-<text:tab/>Material termoplástico;<text:s/></text:p>
            <text:p>-<text:tab/>Para 3 postos horizontais;<text:s/></text:p>
            <text:p>-<text:tab/>Referência: Pial Legrand - Linha Pialplus 612122 ou de melhor qualidade.<text:s/></text:p>
            <text:p>CATMAT: 335552<text:s/></text:p>
          </table:table-cell>
          <table:table-cell table:number-columns-repeated="16380"/>
        </table:table-row>
        <table:table-row table:style-name="ro3">
          <table:table-cell office:value-type="float" office:value="45" table:style-name="Default_1">
            <text:p>45</text:p>
          </table:table-cell>
          <table:table-cell office:value-type="float" office:value="426917" table:style-name="Default_1">
            <text:p>426917</text:p>
          </table:table-cell>
          <table:table-cell office:value-type="string" table:style-name="ce1">
            <text:p>PLACA<text:s/></text:p>
          </table:table-cell>
          <table:table-cell office:value-type="string" table:style-name="ce3">
            <text:p>Placa 4"x2" branco - Cego:<text:s/></text:p>
            <text:p>-<text:tab/>Material plástico;<text:s/></text:p>
            <text:p>-<text:tab/>Cor Branco;<text:s/></text:p>
            <text:p>-<text:tab/>Acabamento Fosco;<text:s/></text:p>
            <text:p>-<text:tab/>Utilizado conjuntamente com o suporte 4"x"2;<text:s/></text:p>
            <text:p>-<text:tab/>Referência: Pial Legrand - Linha Pialplus 618500 ou de melhor qualidade.<text:s/></text:p>
            <text:p>CATMAT: 426917<text:s/></text:p>
          </table:table-cell>
          <table:table-cell table:number-columns-repeated="16380"/>
        </table:table-row>
        <table:table-row table:style-name="ro2">
          <table:table-cell office:value-type="float" office:value="46" table:style-name="Default_1">
            <text:p>46</text:p>
          </table:table-cell>
          <table:table-cell office:value-type="float" office:value="416467" table:style-name="Default_1">
            <text:p>416467</text:p>
          </table:table-cell>
          <table:table-cell office:value-type="string" table:style-name="ce1">
            <text:p>PLACA<text:s/></text:p>
          </table:table-cell>
          <table:table-cell office:value-type="string" table:style-name="ce3">
            <text:p>Placa 4"x2" branco - 01 módulo:<text:s/></text:p>
            <text:p>-<text:tab/>Material plástico;<text:s/></text:p>
            <text:p>-<text:tab/>Cor Branco;<text:s/></text:p>
            <text:p>-<text:tab/>Acabamento Fosco;<text:s/></text:p>
            <text:p>-<text:tab/>Horizontal<text:s/></text:p>
            <text:p>-<text:tab/>Para 01 módulo;<text:s/></text:p>
            <text:p>-<text:tab/>Utilizado conjuntamente com o suporte 4"x"2;<text:s/></text:p>
            <text:p>-<text:tab/>Referência: Pial Legrand - Linha Pialplus 618505 ou de melhor qualidade.<text:s/></text:p>
            <text:p>CATMAT: <text:s/>416467<text:s/></text:p>
          </table:table-cell>
          <table:table-cell table:number-columns-repeated="16380"/>
        </table:table-row>
        <table:table-row table:style-name="ro2">
          <table:table-cell office:value-type="float" office:value="47" table:style-name="Default_1">
            <text:p>47</text:p>
          </table:table-cell>
          <table:table-cell office:value-type="float" office:value="416469" table:style-name="Default_1">
            <text:p>416469</text:p>
          </table:table-cell>
          <table:table-cell office:value-type="string" table:style-name="ce1">
            <text:p>PLACA<text:s/></text:p>
          </table:table-cell>
          <table:table-cell office:value-type="string" table:style-name="ce3">
            <text:p>Placa 4"x2" branco - 02 módulo:<text:s/></text:p>
            <text:p>-<text:tab/>Material plástico;<text:s/></text:p>
            <text:p>-<text:tab/>Cor Branco;<text:s/></text:p>
            <text:p>-<text:tab/>Acabamento Fosco;<text:s/></text:p>
            <text:p>-<text:tab/>Horizontal<text:s/></text:p>
            <text:p>-<text:tab/>Para 02 módulo;<text:s/></text:p>
            <text:p>-<text:tab/>Utilizado conjuntamente com o suporte 4"x"2;<text:s/></text:p>
            <text:p>-<text:tab/>Referência: Pial Legrand - Linha Pialplus 618506 ou de melhor qualidade.<text:s/></text:p>
            <text:p>-<text:tab/>CATMAT: <text:s/>416469<text:s/></text:p>
          </table:table-cell>
          <table:table-cell table:number-columns-repeated="16380"/>
        </table:table-row>
        <table:table-row table:style-name="ro2">
          <table:table-cell office:value-type="float" office:value="48" table:style-name="Default_1">
            <text:p>48</text:p>
          </table:table-cell>
          <table:table-cell office:value-type="float" office:value="335703" table:style-name="Default_1">
            <text:p>335703</text:p>
          </table:table-cell>
          <table:table-cell office:value-type="string" table:style-name="ce1">
            <text:p>PLACA<text:s/></text:p>
          </table:table-cell>
          <table:table-cell office:value-type="string" table:style-name="ce3">
            <text:p>Placa 4"x2" branco - 03 módulo:<text:s/></text:p>
            <text:p>-<text:tab/>Material plástico;<text:s/></text:p>
            <text:p>-<text:tab/>Cor Branco;<text:s/></text:p>
            <text:p>-<text:tab/>Acabamento Fosco;<text:s/></text:p>
            <text:p>-<text:tab/>Horizontal<text:s/></text:p>
            <text:p>-<text:tab/>Para 03 módulo;<text:s/></text:p>
            <text:p>-<text:tab/>Utilizado conjuntamente com o suporte 4"x"2;<text:s/></text:p>
            <text:p>-<text:tab/>Referência: Pial Legrand - Linha Pialplus 618503 ou de melhor qualidade.<text:s/></text:p>
            <text:p>CATMAT: 335703<text:s/></text:p>
          </table:table-cell>
          <table:table-cell table:number-columns-repeated="16380"/>
        </table:table-row>
        <table:table-row table:style-name="ro2">
          <table:table-cell office:value-type="float" office:value="49" table:style-name="Default_1">
            <text:p>49</text:p>
          </table:table-cell>
          <table:table-cell office:value-type="float" office:value="408712" table:style-name="Default_1">
            <text:p>408712</text:p>
          </table:table-cell>
          <table:table-cell office:value-type="string" table:style-name="ce1">
            <text:p>TOMADA<text:s/></text:p>
          </table:table-cell>
          <table:table-cell office:value-type="string" table:style-name="ce3">
            <text:p>Módulo Tomada - Branco:<text:s/></text:p>
            <text:p>-<text:tab/>2PT+T - novo padrão brasileiro;<text:s/></text:p>
            <text:p>-<text:tab/>Material plástico anti chama;<text:s/></text:p>
            <text:p>-<text:tab/>Capacidade: 10A, 250V;<text:s/></text:p>
            <text:p>-<text:tab/>Cor Branco;<text:s/></text:p>
            <text:p>-<text:tab/>Bornes a parafuso;<text:s/></text:p>
            <text:p>-<text:tab/>Utilizado conjuntamente com o suporte e placa 4"x2";<text:s/></text:p>
            <text:p>-<text:tab/>Referência: Pial Legrand - Linha Pialplus 615040 ou de melhor qualidade.<text:s/></text:p>
            <text:p>CATMAT: 408712<text:s/></text:p>
          </table:table-cell>
          <table:table-cell table:number-columns-repeated="16380"/>
        </table:table-row>
        <table:table-row table:style-name="ro6">
          <table:table-cell office:value-type="float" office:value="50" table:style-name="Default_1">
            <text:p>50</text:p>
          </table:table-cell>
          <table:table-cell office:value-type="float" office:value="440982" table:style-name="Default_1">
            <text:p>440982</text:p>
          </table:table-cell>
          <table:table-cell office:value-type="string" table:style-name="ce1">
            <text:p>TOMADA<text:s/></text:p>
          </table:table-cell>
          <table:table-cell office:value-type="string" table:style-name="ce3">
            <text:p>Módulo Tomada - Vermelho:<text:s/></text:p>
            <text:p>-<text:tab/>2PT+T - novo padrão brasileiro;<text:s/></text:p>
            <text:p>-<text:tab/>Material plástico anti chama;<text:s/></text:p>
            <text:p>-<text:tab/>Capacidade: 10A, 250V;<text:s/></text:p>
            <text:p>-<text:tab/>Cor Vermelho;- Bornes com conexão automática;<text:s/></text:p>
            <text:p>-<text:tab/>Utilizado conjuntamente com o suporte e placa 4"x2";<text:s/></text:p>
            <text:p>-<text:tab/>Referência: Pial Legrand - Linha Pialplus 615039 ou de melhor qualidade.<text:s/></text:p>
            <text:p>CATMAT: 440982<text:s/></text:p>
          </table:table-cell>
          <table:table-cell table:number-columns-repeated="16380"/>
        </table:table-row>
        <table:table-row table:style-name="ro2">
          <table:table-cell office:value-type="float" office:value="51" table:style-name="Default_1">
            <text:p>51</text:p>
          </table:table-cell>
          <table:table-cell office:value-type="float" office:value="440981" table:style-name="Default_1">
            <text:p>440981</text:p>
          </table:table-cell>
          <table:table-cell office:value-type="string" table:style-name="ce1">
            <text:p>TOMADA<text:s/></text:p>
          </table:table-cell>
          <table:table-cell office:value-type="string" table:style-name="ce3">
            <text:p>Módulo Tomada - Branco:<text:s/></text:p>
            <text:p>-<text:tab/>2PT+T - novo padrão brasileiro;<text:s/></text:p>
            <text:p>-<text:tab/>Material plástico anti chama;<text:s/></text:p>
            <text:p>-<text:tab/>Capacidade: 20A, 250V;<text:s/></text:p>
            <text:p>-<text:tab/>Cor Branco;<text:s/></text:p>
            <text:p>-<text:tab/>Bornes a parafuso;<text:s/></text:p>
            <text:p>-<text:tab/>Utilizado conjuntamente com o suporte e placa 4"x2";<text:s/></text:p>
            <text:p>-<text:tab/>Referência: Pial Legrand - Linha Pialplus 615060 ou de melhor qualidade.<text:s/></text:p>
            <text:p>CATMAT: 440981<text:s/></text:p>
          </table:table-cell>
          <table:table-cell table:number-columns-repeated="16380"/>
        </table:table-row>
        <table:table-row table:style-name="ro2">
          <table:table-cell office:value-type="float" office:value="52" table:style-name="Default_1">
            <text:p>52</text:p>
          </table:table-cell>
          <table:table-cell office:value-type="float" office:value="408713" table:style-name="Default_1">
            <text:p>408713</text:p>
          </table:table-cell>
          <table:table-cell office:value-type="string" table:style-name="ce1">
            <text:p>TOMADA<text:s/></text:p>
          </table:table-cell>
          <table:table-cell office:value-type="string" table:style-name="ce3">
            <text:p>Módulo Tomada - Vermelho:<text:s/></text:p>
            <text:p>-<text:tab/>2PT+T - novo padrão brasileiro;<text:s/></text:p>
            <text:p>-<text:tab/>Material plástico anti chama;<text:s/></text:p>
            <text:p>-<text:tab/>Capacidade: 20A, 250V;<text:s/></text:p>
            <text:p>-<text:tab/>Cor Vermelho;<text:s/></text:p>
            <text:p>-<text:tab/>Bornes a parafuso;<text:s/></text:p>
            <text:p>-<text:tab/>Utilizado conjuntamente com o suporte e placa 4"x2";<text:s/></text:p>
            <text:p>-<text:tab/>Referência: Pial Legrand - Linha Pialplus 615079 ou de melhor qualidade.<text:s/></text:p>
            <text:p>CATMAT: 408713<text:s/></text:p>
          </table:table-cell>
          <table:table-cell table:number-columns-repeated="16380"/>
        </table:table-row>
        <table:table-row table:style-name="ro5">
          <table:table-cell office:value-type="float" office:value="53" table:style-name="Default_1">
            <text:p>53</text:p>
          </table:table-cell>
          <table:table-cell office:value-type="float" office:value="335482" table:style-name="Default_1">
            <text:p>335482</text:p>
          </table:table-cell>
          <table:table-cell office:value-type="string" table:style-name="ce1">
            <text:p>TOMADA<text:s/></text:p>
          </table:table-cell>
          <table:table-cell office:value-type="string" table:style-name="ce3">
            <text:p>Módulo cego - 01 módulo:<text:s/></text:p>
            <text:p>-<text:tab/>Módulo cego, tamanho 01 módulo;<text:s/></text:p>
            <text:p>-<text:tab/>Cor Branco;<text:s/></text:p>
            <text:p>-<text:tab/>Utilizado conjuntamente com o suporte e placa 4"x2";<text:s/></text:p>
            <text:p>-<text:tab/>Referência: Pial Legrand - Linha Pialplus 611047 ou de melhor qualidade.<text:s/></text:p>
            <text:p>CATMAT: 335482<text:s/></text:p>
          </table:table-cell>
          <table:table-cell table:number-columns-repeated="16380"/>
        </table:table-row>
        <table:table-row table:style-name="ro6">
          <table:table-cell office:value-type="float" office:value="54" table:style-name="Default_1">
            <text:p>54</text:p>
          </table:table-cell>
          <table:table-cell office:value-type="float" office:value="253345" table:style-name="Default_1">
            <text:p>253345</text:p>
          </table:table-cell>
          <table:table-cell office:value-type="string" table:style-name="ce1">
            <text:p>INTERRUPTOR<text:s/></text:p>
          </table:table-cell>
          <table:table-cell office:value-type="string" table:style-name="ce3">
            <text:p>Módulo Interruptor paralelo:<text:s/></text:p>
            <text:p>-<text:tab/>Interruptor paralelo, 01 tecla;<text:s/></text:p>
            <text:p>-<text:tab/>Capacidade: 10A, 250V;<text:s/></text:p>
            <text:p>-<text:tab/>Cor branco;<text:s/></text:p>
            <text:p>-<text:tab/>Bornes com conexão automática;<text:s/></text:p>
            <text:p>-<text:tab/>Utilizado conjuntamente com o suporte e placa 4"x2";<text:s/></text:p>
            <text:p>-<text:tab/>Referência: Pial Legrand - Linha PialPlus 611001 ou de melhor qualidade.<text:s/></text:p>
            <text:p>CATMAT: 253345<text:s/></text:p>
          </table:table-cell>
          <table:table-cell table:number-columns-repeated="16380"/>
        </table:table-row>
        <table:table-row table:style-name="ro7">
          <table:table-cell office:value-type="float" office:value="55" table:style-name="Default_1">
            <text:p>55</text:p>
          </table:table-cell>
          <table:table-cell office:value-type="float" office:value="315145" table:style-name="Default_1">
            <text:p>315145</text:p>
          </table:table-cell>
          <table:table-cell office:value-type="string" table:style-name="ce1">
            <text:p>TOMADA<text:s/></text:p>
          </table:table-cell>
          <table:table-cell office:value-type="string" table:style-name="ce3">
            <text:p>Tomada de painel quadrada:<text:s/></text:p>
            <text:p>-<text:tab/>Tomada 2P+T com rabicho, novo padrão brasileiro;<text:s/></text:p>
            <text:p>-<text:tab/>Rabicho de 15cm e 1,5mm2;<text:s/></text:p>
            <text:p>-<text:tab/>Cor preta;<text:s/></text:p>
            <text:p>-<text:tab/>Capacidade 10A - 250V;<text:s/></text:p>
            <text:p>-<text:tab/>Formato: para encaixe em chapa retangular de tamanho 27mm x<text:s/></text:p>
            <text:p>24mm;<text:s/></text:p>
            <text:p>-<text:tab/>Atende a Norma NBR 14136;<text:s/></text:p>
            <text:p>-<text:tab/>Referência: WEG, Código 13310141 ou de melhor qualidade.<text:s/></text:p>
            <text:p>CATMAT (SIASG): 315145<text:s/></text:p>
          </table:table-cell>
          <table:table-cell table:number-columns-repeated="16380"/>
        </table:table-row>
        <table:table-row table:style-name="ro7">
          <table:table-cell office:value-type="float" office:value="56" table:style-name="Default_1">
            <text:p>56</text:p>
          </table:table-cell>
          <table:table-cell office:value-type="float" office:value="440982" table:style-name="Default_1">
            <text:p>440982</text:p>
          </table:table-cell>
          <table:table-cell office:value-type="string" table:style-name="ce1">
            <text:p>TOMADA<text:s/></text:p>
          </table:table-cell>
          <table:table-cell office:value-type="string" table:style-name="ce3">
            <text:p>Tomada de painel quadrada.<text:s/></text:p>
            <text:p>-<text:tab/>Tomada 2P+T com rabicho, novo padrão brasileiro;<text:s/></text:p>
            <text:p>-<text:tab/>Rabicho de 15cm e 1,5mm2;<text:s/></text:p>
            <text:p>-<text:tab/>Cor vermelha;<text:s/></text:p>
            <text:p>-<text:tab/>Capacidade 10A - 250V;<text:s/></text:p>
            <text:p>-<text:tab/>Formato: para encaixe em chapa retangular de tamanho 27mm x<text:s/></text:p>
            <text:p>24mm;<text:s/></text:p>
            <text:p>-<text:tab/>Atende a Norma NBR 14136;<text:s/></text:p>
            <text:p>-<text:tab/>Referência: WEG, Código 13310140 ou de melhor qualidade.<text:s/></text:p>
            <text:p>CATMAT (SIASG): 440982<text:s/></text:p>
          </table:table-cell>
          <table:table-cell table:number-columns-repeated="16380"/>
        </table:table-row>
        <table:table-row table:style-name="ro8">
          <table:table-cell office:value-type="float" office:value="57" table:style-name="Default_1">
            <text:p>57</text:p>
          </table:table-cell>
          <table:table-cell office:value-type="float" office:value="226938" table:style-name="Default_1">
            <text:p>226938</text:p>
          </table:table-cell>
          <table:table-cell office:value-type="string" table:style-name="ce1">
            <text:p>FITA<text:s/></text:p>
          </table:table-cell>
          <table:table-cell office:value-type="string" table:style-name="ce3">
            <text:p>Fita isolante:<text:s/></text:p>
            <text:p>-<text:tab/>Cor preta, superflexível, adesão permanente;<text:s/></text:p>
            <text:p>-<text:tab/>Espessura: 0,18 mm ou mais grossa;<text:s/></text:p>
            <text:p>-<text:tab/>Para uso profissional;<text:s/></text:p>
            <text:p>-<text:tab/>Largura: 19 mm;<text:s/></text:p>
            <text:p>-<text:tab/>Unidade de fornecimento: rolo de 20 (vinte) metros.<text:s/></text:p>
            <text:p>-<text:tab/>Para isolação de circuitos elétricos até 750 Vac;<text:s/></text:p>
            <text:p>-<text:tab/>Embalagem tipo unitária em caixa plástica redonda com tampa para melhor conservação do produto; - Flamabilidade: autoextinguível;<text:s/></text:p>
            <text:p>-<text:tab/>Alongamento: 200% (mínimo);<text:s/></text:p>
            <text:p>-<text:tab/>Classe de temperatura: 90 °C;<text:s/></text:p>
            <text:p>-<text:tab/>Conformidade com a norma ABNT NBR NM 60454;<text:s/></text:p>
            <text:p>-<text:tab/>Validade restante mínima, na entrega, de 12 meses;<text:s/></text:p>
            <text:p>-<text:tab/>Referência: 3M Scotch 33+; Prysmian P-44 SUPER ou de melhor qualidade.<text:s/></text:p>
            <text:p>CATMAT (SIASG): 226938<text:s/></text:p>
          </table:table-cell>
          <table:table-cell table:number-columns-repeated="16380"/>
        </table:table-row>
        <table:table-row table:style-name="ro5">
          <table:table-cell office:value-type="float" office:value="58" table:style-name="Default_1">
            <text:p>58</text:p>
          </table:table-cell>
          <table:table-cell office:value-type="float" office:value="474275" table:style-name="Default_1">
            <text:p>474275</text:p>
          </table:table-cell>
          <table:table-cell office:value-type="string" table:style-name="ce1">
            <text:p>CONECTOR<text:s/></text:p>
          </table:table-cell>
          <table:table-cell office:value-type="string" table:style-name="ce3">
            <text:p>Conector elétrico derivação - emenda:<text:s/></text:p>
            <text:p>-<text:tab/>Fabricado em material antichama;<text:s/></text:p>
            <text:p>-<text:tab/>Cor azul;<text:s/></text:p>
            <text:p>-<text:tab/>Cabos de 1,5 a 2,5mm2;<text:s/></text:p>
            <text:p>-<text:tab/>Referência comercial: TAP LINK 1,5-2,5mm azul ou de melhor qualidade.<text:s/></text:p>
            <text:p>-<text:tab/>CATMAT (SIASG): 474275<text:s/></text:p>
          </table:table-cell>
          <table:table-cell table:number-columns-repeated="16380"/>
        </table:table-row>
        <table:table-row table:style-name="ro2">
          <table:table-cell office:value-type="float" office:value="59" table:style-name="Default_1">
            <text:p>59</text:p>
          </table:table-cell>
          <table:table-cell office:value-type="float" office:value="436241" table:style-name="Default_1">
            <text:p>436241</text:p>
          </table:table-cell>
          <table:table-cell office:value-type="string" table:style-name="ce1">
            <text:p>COPEX<text:s/></text:p>
          </table:table-cell>
          <table:table-cell office:value-type="string" table:style-name="ce3">
            <text:p>Eletroduto metálico flexível revestido:<text:s/></text:p>
            <text:p>-<text:tab/>Cor preto;<text:s/></text:p>
            <text:p>-<text:tab/>Fabricado em fita de aço doce galvanizada mono-grampeado;<text:s/></text:p>
            <text:p>-<text:tab/>Revestido externamente em cloreto de polivinila flexível (PVC);<text:s/></text:p>
            <text:p>-<text:tab/>Extremamente flexível;<text:s/></text:p>
            <text:p>-<text:tab/>Unidade: metro;<text:s/></text:p>
            <text:p>-<text:tab/>Diâmetro: 1";<text:s/></text:p>
            <text:p>-<text:tab/>Referência comercial: Copex Metálico Flexível Revestido - AbaFlex ou de melhor qualidade.<text:s/></text:p>
            <text:p>CATMAT (SIASG): 436241<text:s/></text:p>
          </table:table-cell>
          <table:table-cell table:number-columns-repeated="16380"/>
        </table:table-row>
        <table:table-row table:style-name="ro4">
          <table:table-cell office:value-type="float" office:value="60" table:style-name="Default_1">
            <text:p>60</text:p>
          </table:table-cell>
          <table:table-cell office:value-type="float" office:value="406335" table:style-name="Default_1">
            <text:p>406335</text:p>
          </table:table-cell>
          <table:table-cell office:value-type="string" table:style-name="ce1">
            <text:p>CONECTOR<text:s/></text:p>
          </table:table-cell>
          <table:table-cell office:value-type="string" table:style-name="ce3">
            <text:p>Conector macho fixo:<text:s/></text:p>
            <text:p>-<text:tab/>Fabricado em latão fundido;<text:s/></text:p>
            <text:p>-<text:tab/>Para se usado com o eletroduto metálico flexível revestido;<text:s/></text:p>
            <text:p>-<text:tab/>Diâmetro: 1";<text:s/></text:p>
            <text:p>Referência comercial: Aba-Flex ou de melhor qualidade. - CATMAT (SIASG): 406335<text:s/></text:p>
          </table:table-cell>
          <table:table-cell table:number-columns-repeated="16380"/>
        </table:table-row>
        <table:table-row table:style-name="ro2">
          <table:table-cell office:value-type="float" office:value="61" table:style-name="Default_1">
            <text:p>61</text:p>
          </table:table-cell>
          <table:table-cell office:value-type="float" office:value="337815" table:style-name="Default_1">
            <text:p>337815</text:p>
          </table:table-cell>
          <table:table-cell office:value-type="string" table:style-name="ce1">
            <text:p>COPEX<text:s/></text:p>
          </table:table-cell>
          <table:table-cell office:value-type="string" table:style-name="ce3">
            <text:p>Eletroduto metálico flexível revestido:<text:s/></text:p>
            <text:p>-<text:tab/>Cor preto;<text:s/></text:p>
            <text:p>-<text:tab/>Fabricado em fita de aço doce galvanizada mono-grampeado;<text:s/></text:p>
            <text:p>-<text:tab/>Revestido externamente em cloreto de polivinila flexível (PVC);<text:s/></text:p>
            <text:p>-<text:tab/>Extremamente flexível;<text:s/></text:p>
            <text:p>-<text:tab/>Unidade: metro;<text:s/></text:p>
            <text:p>-<text:tab/>Diâmetro: 3/4";<text:s/></text:p>
            <text:p>-<text:tab/>Referência comercial: Copex Metálico Flexível Revestido - AbaFlex ou de melhor qualidade.<text:s/></text:p>
            <text:p>CATMAT (SIASG): 337815<text:s/></text:p>
          </table:table-cell>
          <table:table-cell table:number-columns-repeated="16380"/>
        </table:table-row>
        <table:table-row table:style-name="ro4">
          <table:table-cell office:value-type="float" office:value="62" table:style-name="Default_1">
            <text:p>62</text:p>
          </table:table-cell>
          <table:table-cell office:value-type="float" office:value="483207" table:style-name="Default_1">
            <text:p>483207</text:p>
          </table:table-cell>
          <table:table-cell office:value-type="string" table:style-name="ce1">
            <text:p>CONECTOR<text:s/></text:p>
          </table:table-cell>
          <table:table-cell office:value-type="string" table:style-name="ce3">
            <text:p>Conector macho fixo:<text:s/></text:p>
            <text:p>-<text:tab/>Fabricado em latão fundido;<text:s/></text:p>
            <text:p>-<text:tab/>Para se usado com o eletroduto metálico flexível revestido;<text:s/></text:p>
            <text:p>-<text:tab/>Diâmetro: 3/4";<text:s/></text:p>
            <text:p>Referência comercial: Aba-Flex ou de melhor qualidade. CATMAT (SIASG): 483207<text:s/></text:p>
          </table:table-cell>
          <table:table-cell table:number-columns-repeated="16380"/>
        </table:table-row>
        <table:table-row table:style-name="ro9">
          <table:table-cell office:value-type="float" office:value="63" table:style-name="Default_1">
            <text:p>63</text:p>
          </table:table-cell>
          <table:table-cell office:value-type="float" office:value="322082" table:style-name="Default_1">
            <text:p>322082</text:p>
          </table:table-cell>
          <table:table-cell office:value-type="string" table:style-name="ce1">
            <text:p>BOTÃO DE COMANDO<text:s/></text:p>
          </table:table-cell>
          <table:table-cell office:value-type="string" table:style-name="ce3">
            <text:p>Botão de Comando Duplo:<text:s/></text:p>
            <text:p>-<text:tab/>Botão comando duplo, sem indicação de iluminação;<text:s/></text:p>
            <text:p>-<text:tab/>Contatos: 1NF + 1 NA<text:s/></text:p>
            <text:p>-<text:tab/>Sem iluminação;<text:s/></text:p>
            <text:p>-<text:tab/>Tipo pulsador duplo;<text:s/></text:p>
            <text:p>-<text:tab/>Cor vermelha(desliga);<text:s/></text:p>
            <text:p>-<text:tab/>Cor verde (liga);<text:s/></text:p>
            <text:p>-<text:tab/>Diâmetro Furos fixação 22mm;<text:s/></text:p>
            <text:p>-<text:tab/>Grau proteção IP65;<text:s/></text:p>
            <text:p>-<text:tab/>Referência: P20APL-1C (Metaltex) ou de melhor qualidade.<text:s/></text:p>
            <text:p>CATMAT (SIASG): 322082<text:s/></text:p>
          </table:table-cell>
          <table:table-cell table:number-columns-repeated="16380"/>
        </table:table-row>
        <table:table-row table:style-name="ro7">
          <table:table-cell office:value-type="float" office:value="64" table:style-name="Default_1">
            <text:p>64</text:p>
          </table:table-cell>
          <table:table-cell office:value-type="float" office:value="412601" table:style-name="Default_1">
            <text:p>412601</text:p>
          </table:table-cell>
          <table:table-cell office:value-type="string" table:style-name="Default_1">
            <text:p>SINALEIRO<text:s/></text:p>
          </table:table-cell>
          <table:table-cell office:value-type="string" table:style-name="ce3">
            <text:p>Sinaleiro monobloco:<text:s/></text:p>
            <text:p>-<text:tab/>Sinaleira LED integrado;<text:s/></text:p>
            <text:p>-<text:tab/>Tipo sinaleiro monobloco;<text:s/></text:p>
            <text:p>-<text:tab/>Cor: verde;<text:s/></text:p>
            <text:p>-<text:tab/>Formato redondo;<text:s/></text:p>
            <text:p>-<text:tab/>Invólucro termoplastico de 22mm;<text:s/></text:p>
            <text:p>-Tensão nominal 220V;<text:s/></text:p>
            <text:p>-<text:tab/>Sinalização LED integrado com lente lisa;<text:s/></text:p>
            <text:p>-<text:tab/>Referência: CEWSM2D23 (WEG) ou de melhor qualidade.<text:s/></text:p>
            <text:p>CATMAT (SIASG): 412601<text:s/></text:p>
          </table:table-cell>
          <table:table-cell table:number-columns-repeated="16380"/>
        </table:table-row>
        <table:table-row table:style-name="ro6">
          <table:table-cell office:value-type="float" office:value="65" table:style-name="Default_1">
            <text:p>65</text:p>
          </table:table-cell>
          <table:table-cell office:value-type="float" office:value="394405" table:style-name="Default_1">
            <text:p>394405</text:p>
          </table:table-cell>
          <table:table-cell office:value-type="string" table:style-name="Default_1">
            <text:p>ELETRODUTO<text:s/></text:p>
          </table:table-cell>
          <table:table-cell office:value-type="string" table:style-name="ce3">
            <text:p>Eletroduto 3/4 de PVC Antichamas:<text:s/></text:p>
            <text:p>-<text:tab/>Tipo de conexão: Roscável<text:s/></text:p>
            <text:p>-<text:tab/>Comprimento: 3m;<text:s/></text:p>
            <text:p>-<text:tab/>Cor: Preto;<text:s/></text:p>
            <text:p>-<text:tab/>Antichama;<text:s/></text:p>
            <text:p>-<text:tab/>Conforme Norma NBR 15465;<text:s/></text:p>
            <text:p>-<text:tab/>Referência: Eletroduto Roscável (Tigre) ou de melhor qualidade.<text:s/></text:p>
            <text:p>CATMAT (SIASG): 394405<text:s/></text:p>
          </table:table-cell>
          <table:table-cell table:number-columns-repeated="16380"/>
        </table:table-row>
        <table:table-row table:style-name="ro6">
          <table:table-cell office:value-type="float" office:value="66" table:style-name="Default_1">
            <text:p>66</text:p>
          </table:table-cell>
          <table:table-cell office:value-type="float" office:value="458349" table:style-name="Default_1">
            <text:p>458349</text:p>
          </table:table-cell>
          <table:table-cell office:value-type="string" table:style-name="ce1">
            <text:p>ELETRODUTO<text:s/></text:p>
          </table:table-cell>
          <table:table-cell office:value-type="string" table:style-name="ce3">
            <text:p>Curva de 90º Eletroduto 3/4 de PVC Antichamas:<text:s/></text:p>
            <text:p>-<text:tab/>Tipo de conexão: Roscável<text:s/></text:p>
            <text:p>-<text:tab/>Angulo: 90º;<text:s/></text:p>
            <text:p>-<text:tab/>Cor: Preto;<text:s/></text:p>
            <text:p>-<text:tab/>Antichama;<text:s/></text:p>
            <text:p>-<text:tab/>Conforme Norma NBR 15465;<text:s/></text:p>
            <text:p>-<text:tab/>Referência: Eletroduto Roscável (Tigre) ou de melhor qualidade.<text:s/></text:p>
            <text:p>CATMAT (SIASG): 458349<text:s/></text:p>
          </table:table-cell>
          <table:table-cell table:number-columns-repeated="16380"/>
        </table:table-row>
        <table:table-row table:style-name="ro3">
          <table:table-cell office:value-type="float" office:value="67" table:style-name="Default_1">
            <text:p>67</text:p>
          </table:table-cell>
          <table:table-cell office:value-type="float" office:value="316901" table:style-name="Default_1">
            <text:p>316901</text:p>
          </table:table-cell>
          <table:table-cell office:value-type="string" table:style-name="ce1">
            <text:p>ELETRODUTO<text:s/></text:p>
          </table:table-cell>
          <table:table-cell office:value-type="string" table:style-name="ce3">
            <text:p>Luva Eletroduto 3/4 de PVC Antichamas:<text:s/></text:p>
            <text:p>-<text:tab/>Tipo de conexão: Roscável;<text:s/></text:p>
            <text:p>-<text:tab/>Cor: Preto;<text:s/></text:p>
            <text:p>-<text:tab/>Antichama;<text:s/></text:p>
            <text:p>-<text:tab/>Conforme Norma NBR 15465;<text:s/></text:p>
            <text:p>-<text:tab/>Referência: Luva Eletroduto Roscável (Tigre) ou de melhor qualidade.<text:s/></text:p>
            <text:p>CATMAT (SIASG): 316901<text:s/></text:p>
          </table:table-cell>
          <table:table-cell table:number-columns-repeated="16380"/>
        </table:table-row>
        <table:table-row table:style-name="ro3">
          <table:table-cell office:value-type="float" office:value="68" table:style-name="Default_1">
            <text:p>68</text:p>
          </table:table-cell>
          <table:table-cell office:value-type="float" office:value="607912" table:style-name="Default_1">
            <text:p>607912</text:p>
          </table:table-cell>
          <table:table-cell office:value-type="string" table:style-name="Default_1">
            <text:p>CAIXA DE PASSAGEM<text:s/></text:p>
          </table:table-cell>
          <table:table-cell office:value-type="string" table:style-name="ce3">
            <text:p>Caixa de Passagem:<text:s/></text:p>
            <text:p>-<text:tab/>Material Termoplástico;<text:s/></text:p>
            <text:p>-<text:tab/>IP 65 ou superior;<text:s/></text:p>
            <text:p>-<text:tab/>100x100x50mm;<text:s/></text:p>
            <text:p>-<text:tab/>Conforme Norma NBR IEC60670-1;<text:s/></text:p>
            <text:p>-<text:tab/>Referência: Brum ou Kraus Muller ou de melhor qualidade.<text:s/></text:p>
            <text:p>CATMAT (SIASG): 607912<text:s/></text:p>
          </table:table-cell>
          <table:table-cell table:number-columns-repeated="16380"/>
        </table:table-row>
        <table:table-row table:style-name="ro10">
          <table:table-cell office:value-type="float" office:value="69" table:style-name="Default_1">
            <text:p>69</text:p>
          </table:table-cell>
          <table:table-cell office:value-type="float" office:value="469642" table:style-name="Default_1">
            <text:p>469642</text:p>
          </table:table-cell>
          <table:table-cell office:value-type="string" table:style-name="Default_1">
            <text:p>Lâmpada Tubular<text:s/></text:p>
          </table:table-cell>
          <table:table-cell office:value-type="string" table:style-name="ce3">
            <text:p>Lâmpada Led tubular 15 W -<text:s text:c="2"/></text:p>
            <text:p>-<text:tab/>Tipo: Tubular T5;- Potência: 15W;<text:s/></text:p>
            <text:p>-<text:tab/>Comprimento: 115cm (comprimento total);<text:s/></text:p>
            <text:p>-<text:tab/>Soquete: G5;- Certificação Inmetro e Procel;<text:s/></text:p>
            <text:p>-<text:tab/>Fluxo Luminoso: Mínimo 1850 lumens;<text:s/></text:p>
            <text:p>-<text:tab/>Eficiência: mínimo de 120 lm/W;<text:s/></text:p>
            <text:p>-<text:tab/>Vida útil: mínimo de 25.000h;<text:s/></text:p>
            <text:p>-<text:tab/>Índice de Reprodução de cor: &gt;80;<text:s/></text:p>
            <text:p>-<text:tab/>Tensão: 220V;- Fator de potência: maior ou igual a 0,92<text:s/></text:p>
            <text:p>-<text:tab/>Driver integrado;- Frequência: 50/60Hz;<text:s/></text:p>
            <text:p>-<text:tab/>Temperatura de Cor: 3.500 a 4.000 K;<text:s/></text:p>
            <text:p>-<text:tab/>Grau de Proteção: IP 20;<text:s/></text:p>
            <text:p>-<text:tab/>Manual de instalação e condições para garantia;<text:s/></text:p>
            <text:p>-<text:tab/>Garantia do Fabricante : mínimo de 3 anos. Nota: Na ocasião da apresentação da proposta a licitante deverá apresentar documentação do fabricante comprovando a garantia mínima de 03 anos para o produto ofertado;<text:s/></text:p>
            <text:p>-<text:tab/>Referência comercial: <text:s/>Lâmpada Ledvance Tubo Led 15W Bivolt 4000K T5. (Osram) ou de melhor qualidade. - CATMAT: 469642<text:s/></text:p>
          </table:table-cell>
          <table:table-cell table:number-columns-repeated="16380"/>
        </table:table-row>
        <table:table-row table:style-name="ro11">
          <table:table-cell office:value-type="float" office:value="70" table:style-name="Default_1">
            <text:p>70</text:p>
          </table:table-cell>
          <table:table-cell office:value-type="float" office:value="472117" table:style-name="Default_1">
            <text:p>472117</text:p>
          </table:table-cell>
          <table:table-cell office:value-type="string" table:style-name="ce2">
            <text:p>REFLETOR<text:s/></text:p>
          </table:table-cell>
          <table:table-cell office:value-type="string" table:style-name="ce3">
            <text:p>Refletor LED Externo 100W<text:s/></text:p>
            <text:p>-<text:tab/>Utilização: <text:s/>Refleotr de uso externo em galpões, estacionamentos, pátios,<text:s/></text:p>
            <text:p>depósitos e outros ambientes;<text:s/></text:p>
            <text:p>-<text:tab/>Base: Direta;<text:s/></text:p>
            <text:p>-<text:tab/>Potência: 100W;<text:s/></text:p>
            <text:p>-<text:tab/>Voltagem: 100 a 240 V (bivolt);<text:s/></text:p>
            <text:p>-<text:tab/>Grau de proteção: IP65;<text:s/></text:p>
            <text:p>-<text:tab/>Vida útil: 20.000 horas;<text:s/></text:p>
            <text:p>-<text:tab/>Eficiência Luminosa: maior ou igual a 90lm/W<text:s/></text:p>
            <text:p>-<text:tab/>Temperatura de Cor: - 4.000 a 6500k<text:s/></text:p>
            <text:p>-<text:tab/>Ângulo de abertura: maior que 70º;<text:s/></text:p>
            <text:p>-<text:tab/>Índice de Reprodução de cor: &gt;80<text:s/></text:p>
            <text:p>-<text:tab/>Manual de instalação e condições para garantia.<text:s/></text:p>
            <text:p>-<text:tab/>Garantia : 2 anos. Na ocasião da apresentação da proposta a licitante deverá apresentar documentação do fabricante comprovando a garantia de 03 anos para o produto ofertado.<text:s/></text:p>
            <text:p>-<text:tab/>Referência comercial: Tramontina, Taschibra ou de melhor qualidade.<text:s/></text:p>
            <text:p>CATMAT (SIASG): 472117<text:s text:c="2"/></text:p>
          </table:table-cell>
          <table:table-cell table:number-columns-repeated="16380"/>
        </table:table-row>
        <table:table-row table:style-name="ro12">
          <table:table-cell office:value-type="float" office:value="71" table:style-name="Default_1">
            <text:p>71</text:p>
          </table:table-cell>
          <table:table-cell office:value-type="float" office:value="301147" table:style-name="Default_1">
            <text:p>301147</text:p>
          </table:table-cell>
          <table:table-cell office:value-type="string" table:style-name="ce2">
            <text:p>LUMINÁRIA<text:s/></text:p>
          </table:table-cell>
          <table:table-cell office:value-type="string" table:style-name="ce3">
            <text:p>LUMINÁRIAS LED Externo 70/80W<text:s/></text:p>
            <text:p>-<text:tab/>Utilização: <text:s/>Luminária de uso externo para iluminação pública;<text:s/></text:p>
            <text:p>-<text:tab/>Potência: 70/80W;<text:s/></text:p>
            <text:p>-<text:tab/>Voltagem: 100 a 240 V (bivolt);<text:s/></text:p>
            <text:p>-<text:tab/>Grau de proteção: IP66;<text:s/></text:p>
            <text:p>-<text:tab/>Vida útil: 30.000 horas;<text:s/></text:p>
            <text:p>-<text:tab/>Eficiência Luminosa: maior ou igual a 130lm/W<text:s/></text:p>
            <text:p>-<text:tab/>Temperatura de Cor: 5.000 a 6000k<text:s/></text:p>
            <text:p>-<text:tab/>Índice de Reprodução de cor: &gt;70<text:s/></text:p>
            <text:p>-<text:tab/>Manual de instalação e condições para garantia.<text:s/></text:p>
            <text:p>-<text:tab/>Garantia : 3 anos. Na ocasião da apresentação da proposta a licitante deverá apresentar documentação do fabricante comprovando a garantia de 03 anos para o produto ofertado.<text:s/></text:p>
            <text:p>-<text:tab/>Referência comercial: LUMINARIA LED HDA 001 MP, TECNOWATT TAU T ou Demape Parking Station ou de melhor qualidade.<text:s/></text:p>
            <text:p>CATMAT (SIASG): 301147<text:s/></text:p>
          </table:table-cell>
          <table:table-cell table:number-columns-repeated="16380"/>
        </table:table-row>
        <table:table-row table:style-name="ro13">
          <table:table-cell office:value-type="float" office:value="72" table:style-name="Default_1">
            <text:p>72</text:p>
          </table:table-cell>
          <table:table-cell office:value-type="float" office:value="473128" table:style-name="Default_1">
            <text:p>473128</text:p>
          </table:table-cell>
          <table:table-cell office:value-type="string" table:style-name="ce2">
            <text:p>LUMINÁRIA<text:s/></text:p>
          </table:table-cell>
          <table:table-cell office:value-type="string" table:style-name="ce3">
            <text:p>LUMINÁRIAS LED Externo 40/50W<text:s/></text:p>
            <text:p>-<text:tab/>Utilização: <text:s/>Luminária de uso externo para iluminação pública;<text:s/></text:p>
            <text:p>-<text:tab/>Potência: 40/50W;<text:s/></text:p>
            <text:p>-<text:tab/>Voltagem: 100 a 240 V (bivolt);<text:s/></text:p>
            <text:p>-<text:tab/>Grau de proteção: IP66;<text:s/></text:p>
            <text:p>-<text:tab/>Vida útil: 30.000 horas;<text:s/></text:p>
            <text:p>-<text:tab/>Eficiência Luminosa: maior ou igual a 130lm/W<text:s/></text:p>
            <text:p>-<text:tab/>Temperatura de Cor: 5.000 a 6000k<text:s/></text:p>
            <text:p>-<text:tab/>Índice de Reprodução de cor: &gt;70<text:s/></text:p>
            <text:p>-<text:tab/>Manual de instalação e condições para garantia.<text:s/></text:p>
            <text:p>-<text:tab/>Garantia: 3 anos. Na ocasião da apresentação da proposta a licitante deverá apresentar documentação do fabricante comprovando a garantia de 03 anos para o produto ofertado.<text:s/></text:p>
            <text:p>-<text:tab/>Referência comercial: LUMINARIA LED HDA 001 MP, TECNOWATT TAU T ou Demape Parking Station ou de melhor qualidade.<text:s/></text:p>
          </table:table-cell>
          <table:table-cell table:number-columns-repeated="16380"/>
        </table:table-row>
        <table:table-row table:style-name="ro8">
          <table:table-cell office:value-type="float" office:value="73" table:style-name="Default_1">
            <text:p>73</text:p>
          </table:table-cell>
          <table:table-cell office:value-type="float" office:value="480670" table:style-name="Default_1">
            <text:p>480670</text:p>
          </table:table-cell>
          <table:table-cell office:value-type="string" table:style-name="ce3">
            <text:p>BOMBA DE<text:s/></text:p>
            <text:p>ESGOTAMENTO A VÁCUO<text:s/></text:p>
          </table:table-cell>
          <table:table-cell office:value-type="string" table:style-name="ce3">
            <text:p>Bombas esgotamento a vácuo<text:s/></text:p>
            <text:p>-<text:tab/>Composição do sistema: 2 unidades de bomba, 1 unidade de skid e 1 unidade kit de conexões<text:s/></text:p>
            <text:p>-<text:tab/>Aplicação: Sistema de esgotamento a vácuo on-line, com maceramento do esgoto e recalque do produto diretamente para rede de pública, sem necessidade de reservatório intermediário.<text:s/></text:p>
            <text:p>-<text:tab/>Capacidade: mínimo de 30 m³/h (ACMH) @ 500 mbar abs em 50<text:s/></text:p>
            <text:p>Hz e mínimo de 42 m³/h (ACMH) @ 500 mbar abs em 60 Hz<text:s/></text:p>
            <text:p>-<text:tab/>Classe de proteção: IP 55<text:s/></text:p>
            <text:p>-<text:tab/>Frequência de operação: 50 Hz // 60 Hz<text:s/></text:p>
            <text:p>-<text:tab/>Tensão de operação: trifásica, <text:s/>380 V<text:s/></text:p>
            <text:p>-<text:tab/>Instalação do equipamento: Start-up, comissionamento e treinamento pelo fornecedor, inclusive a adequação dos novos equipamentos nas instalações atuais no Edifício Sede do Banco Central do Brasil, em Brasília-DF.<text:s/></text:p>
            <text:p>-<text:tab/>Modelo de Referência: Bomba EVAC Onlinevac 52 ou Bomba Jets™ Edge M01 Vacuumarator™, Fabricante Jets™ ou de melhor qualidade.<text:s/></text:p>
            <text:p>-<text:tab/>CATMAT (SIASG): 480670<text:s/></text:p>
          </table:table-cell>
          <table:table-cell table:number-columns-repeated="16380"/>
        </table:table-row>
        <table:table-row table:style-name="ro14">
          <table:table-cell office:value-type="float" office:value="74" table:style-name="Default_1">
            <text:p>74</text:p>
          </table:table-cell>
          <table:table-cell office:value-type="float" office:value="454014" table:style-name="Default_1">
            <text:p>454014</text:p>
          </table:table-cell>
          <table:table-cell office:value-type="string" table:style-name="ce3">
            <text:p>VÁLVULA<text:s/></text:p>
            <text:p>INDEPENDENTE DE<text:s/></text:p>
            <text:p>PRESSÃO COM<text:s/></text:p>
            <text:p>ATUADOR<text:s/></text:p>
            <text:p>ELETRÔNICO<text:s/></text:p>
            <text:p>PROPORCIONAL E<text:s/></text:p>
            <text:p>MEDIDOR DE ENERGIA<text:s/></text:p>
          </table:table-cell>
          <table:table-cell office:value-type="string" table:style-name="ce3">
            <text:p>Válvula eletrônica independente de pressão com atuador proporcional e medidor de energia:<text:s/></text:p>
            <text:p>-<text:tab/>Suporte para utilização em unidades tipo Fan Coil com tubulação de água gelada;<text:s/></text:p>
            <text:p>-<text:tab/>Compensação automática por variações de pressão na rede de água;<text:s/></text:p>
            <text:p>-<text:tab/>Válvula 2 vias do tipo esfera com atuador eletromecânico;<text:s/></text:p>
            <text:p>-<text:tab/>Classe de pressão: ANSI 150 ou superior;<text:s/></text:p>
            <text:p>-<text:tab/>Controle independente de pressão realizado por medidor de vazão incorporado ou sistema mecânico adaptável;<text:s/></text:p>
            <text:p>-<text:tab/>Alimentação 24 VAC;- Sistema anti-falhas eletrônico: O atuador deve retornar a válvula à posição aberta se houver falha de alimentação;<text:s/></text:p>
            <text:p>-<text:tab/>Sinal de controle: analógico (0)2 a 10 VDC ou por protocolo<text:s/></text:p>
            <text:p>BACNet IP;<text:s/></text:p>
            <text:p>-<text:tab/>Presença de BTU Meter / Energy Meter para medição de consumo energético do Fan Coil;<text:s/></text:p>
            <text:p>-<text:tab/>Variável de processo: vazão real atual;<text:s/></text:p>
            <text:p>-<text:tab/>Suporte para protocolo de comunicação predial BACNet IP; - O equipamento deve apresentar certificação de conformidade do protocolo BACNet (BTL) dentro do prazo de validade;<text:s/></text:p>
            <text:p>-<text:tab/>Sensor de vazão do tipo ultrassônico;<text:s/></text:p>
            <text:p>-<text:tab/>Acurácia de medição da vazão: +- 3% ou melhor;<text:s/></text:p>
            <text:p>-<text:tab/>Acurácia de controle em regime permanente: +- 6% ou melhor;<text:s/></text:p>
            <text:p>-<text:tab/>Vazão nominal necessária: <text:s/>4,0 m³/h;<text:s/></text:p>
            <text:p>-<text:tab/>Observação 1: Caso a válvula só possa ser configurada por software ou equipamento externo, a CONTRATADA deve fornecer o software/equipamento juntamente com a licença perpétua para seu uso, que assegure aos usuários o direito de uso contínuo do produto, sem limitações temporais ou renovações obrigatórias;<text:s/></text:p>
            <text:p>-<text:tab/>Prazo de entrega: 45 dias a partir da emissão da autorização de fornecimento;<text:s/></text:p>
            <text:p>-<text:tab/>Garantia do fabricante: Mínimo de 5 anos. Nota: Na ocasião da apresentação da proposta a licitante deverá apresentar documentação do fabricante comprovando a garantia mínima de 5 anos para o produto ofertado;<text:s/></text:p>
            <text:p>-<text:tab/>Referência: Válvula Belimo Energy Valve Modelo EV100+LRXE ou de melhor qualidade.<text:s/></text:p>
          </table:table-cell>
          <table:table-cell table:number-columns-repeated="16380"/>
        </table:table-row>
        <table:table-row table:style-name="ro14">
          <table:table-cell office:value-type="float" office:value="75" table:style-name="Default_1">
            <text:p>75</text:p>
          </table:table-cell>
          <table:table-cell office:value-type="float" office:value="454014" table:style-name="Default_1">
            <text:p>454014</text:p>
          </table:table-cell>
          <table:table-cell office:value-type="string" table:style-name="ce3">
            <text:p>VÁLVULA<text:s/></text:p>
            <text:p>INDEPENDENTE DE<text:s/></text:p>
            <text:p>PRESSÃO COM<text:s/></text:p>
            <text:p>ATUADOR<text:s/></text:p>
            <text:p>ELETRÔNICO<text:s/></text:p>
            <text:p>PROPORCIONAL E<text:s/></text:p>
            <text:p>MEDIDOR DE ENERGIA<text:s/></text:p>
          </table:table-cell>
          <table:table-cell office:value-type="string" table:style-name="ce3">
            <text:p>Válvula eletrônica independente de pressão com atuador proporcional e medidor de energia:<text:s/></text:p>
            <text:p>-<text:tab/>Suporte para utilização em unidades tipo Fan Coil com tubulação de água gelada;<text:s/></text:p>
            <text:p>-<text:tab/>Compensação automática por variações de pressão na rede de água;<text:s/></text:p>
            <text:p>-<text:tab/>Válvula 2 vias do tipo esfera com atuador eletromecânico;<text:s/></text:p>
            <text:p>-<text:tab/>Classe de pressão: ANSI 150 ou superior;<text:s/></text:p>
            <text:p>-<text:tab/>Controle independente de pressão realizado por medidor de vazão incorporado ou sistema mecânico adaptável;<text:s/></text:p>
            <text:p>-<text:tab/>Alimentação 24 VAC;<text:s/></text:p>
            <text:p>-<text:tab/>Sistema anti-falhas eletrônico: O atuador deve retornar a válvula à posição aberta se houver falha de alimentação;<text:s/></text:p>
            <text:p>-<text:tab/>Sinal de controle: analógico (0)2 a 10 VDC ou por protocolo:<text:s/></text:p>
            <text:p>BACNet MSTP ou BACNet IP;<text:s/></text:p>
            <text:p>-<text:tab/>Presença de BTU Meter / Energy Meter para medição de consumo energético do Fan Coil;<text:s/></text:p>
            <text:p>-<text:tab/>Variável de processo: vazão real atual;<text:s/></text:p>
            <text:p>-<text:tab/>Suporte para protocolo de comunicação predial BACNet MSTP ou BACNet IP;<text:s/></text:p>
            <text:p>-<text:tab/>O equipamento deve apresentar certificação de conformidade do protocolo BACNet (BTL) dentro do prazo de validade;<text:s/></text:p>
            <text:p>-<text:tab/>Sensor de vazão do tipo ultrassônico;<text:s/></text:p>
            <text:p>-<text:tab/>Acurácia de medição da vazão: +- 3% ou melhor;<text:s/></text:p>
            <text:p>-<text:tab/>Acurácia de controle em regime permanente: +- 6% ou melhor;<text:s/></text:p>
            <text:p>-<text:tab/>Vazão nominal necessária: <text:s/>16,6 m³/h;<text:s/></text:p>
            <text:p>-<text:tab/>Observação 1: Caso a válvula só possa ser configurada por software ou equipamento externo, a CONTRATADA deve fornecer o software/equipamento juntamente com a licença perpétua para seu uso, que assegure aos usuários o direito de uso contínuo do produto, sem limitações temporais ou renovações obrigatórias;<text:s/></text:p>
            <text:p>-<text:tab/>Prazo de entrega: 45 dias a partir da emissão da autorização de fornecimento;<text:s/></text:p>
            <text:p>-<text:tab/>Garantia do fabricante: Mínimo de 5 anos. Nota: Na ocasião da apresentação da proposta a licitante deverá apresentar<text:s/></text:p>
          </table:table-cell>
          <table:table-cell table:number-columns-repeated="16380"/>
        </table:table-row>
        <table:table-row table:style-name="ro3">
          <table:table-cell office:value-type="float" office:value="76" table:style-name="Default_1">
            <text:p>76</text:p>
          </table:table-cell>
          <table:table-cell office:value-type="float" office:value="454014" table:style-name="Default_1">
            <text:p>454014</text:p>
          </table:table-cell>
          <table:table-cell office:value-type="string" table:style-name="ce3">
            <text:p>VÁLVULA<text:s/></text:p>
            <text:p>INDEPENDENTE DE<text:s/></text:p>
            <text:p>PRESSÃO COM<text:s/></text:p>
            <text:p>ATUADOR<text:s/></text:p>
            <text:p>ELETRÔNICO<text:s/></text:p>
            <text:p>PROPORCIONAL E<text:s/></text:p>
            <text:p>MEDIDOR DE ENERGIA<text:s/></text:p>
          </table:table-cell>
          <table:table-cell office:value-type="string" table:style-name="ce3">
            <text:p>VÁLVULA<text:s/></text:p>
            <text:p>INDEPENDENTE DE<text:s/></text:p>
            <text:p>PRESSÃO COM<text:s/></text:p>
            <text:p>ATUADOR<text:s/></text:p>
            <text:p>ELETRÔNICO<text:s/></text:p>
            <text:p>PROPORCIONAL E<text:s/></text:p>
            <text:p>MEDIDOR DE ENERGIA<text:s/></text:p>
          </table:table-cell>
          <table:table-cell table:number-columns-repeated="16380"/>
        </table:table-row>
        <table:table-row table:style-name="ro3">
          <table:table-cell office:value-type="float" office:value="77" table:style-name="Default_1">
            <text:p>77</text:p>
          </table:table-cell>
          <table:table-cell office:value-type="float" office:value="454014" table:style-name="Default_1">
            <text:p>454014</text:p>
          </table:table-cell>
          <table:table-cell office:value-type="string" table:style-name="ce3">
            <text:p>VÁLVULA<text:s/></text:p>
            <text:p>INDEPENDENTE DE<text:s/></text:p>
            <text:p>PRESSÃO COM<text:s/></text:p>
            <text:p>ATUADOR<text:s/></text:p>
            <text:p>ELETRÔNICO<text:s/></text:p>
            <text:p>PROPORCIONAL E<text:s/></text:p>
            <text:p>MEDIDOR DE ENERGIA<text:s/></text:p>
          </table:table-cell>
          <table:table-cell office:value-type="string" table:style-name="ce3">
            <text:p>VÁLVULA<text:s/></text:p>
            <text:p>INDEPENDENTE DE<text:s/></text:p>
            <text:p>PRESSÃO COM<text:s/></text:p>
            <text:p>ATUADOR<text:s/></text:p>
            <text:p>ELETRÔNICO<text:s/></text:p>
            <text:p>PROPORCIONAL E<text:s/></text:p>
            <text:p>MEDIDOR DE ENERGIA<text:s/></text:p>
          </table:table-cell>
          <table:table-cell table:number-columns-repeated="16380"/>
        </table:table-row>
        <table:table-row table:style-name="ro3">
          <table:table-cell office:value-type="float" office:value="78" table:style-name="Default_1">
            <text:p>78</text:p>
          </table:table-cell>
          <table:table-cell office:value-type="float" office:value="454014" table:style-name="Default_1">
            <text:p>454014</text:p>
          </table:table-cell>
          <table:table-cell office:value-type="string" table:style-name="ce3">
            <text:p>VÁLVULA<text:s/></text:p>
            <text:p>INDEPENDENTE DE<text:s/></text:p>
            <text:p>PRESSÃO COM<text:s/></text:p>
            <text:p>ATUADOR<text:s/></text:p>
            <text:p>ELETRÔNICO<text:s/></text:p>
            <text:p>PROPORCIONAL E<text:s/></text:p>
            <text:p>MEDIDOR DE ENERGIA<text:s/></text:p>
          </table:table-cell>
          <table:table-cell office:value-type="string" table:style-name="ce3">
            <text:p>VÁLVULA<text:s/></text:p>
            <text:p>INDEPENDENTE DE<text:s/></text:p>
            <text:p>PRESSÃO COM<text:s/></text:p>
            <text:p>ATUADOR<text:s/></text:p>
            <text:p>ELETRÔNICO<text:s/></text:p>
            <text:p>PROPORCIONAL E<text:s/></text:p>
            <text:p>MEDIDOR DE ENERGIA<text:s/></text:p>
          </table:table-cell>
          <table:table-cell table:number-columns-repeated="16380"/>
        </table:table-row>
        <table:table-row table:style-name="ro3">
          <table:table-cell office:value-type="float" office:value="79" table:style-name="Default_1">
            <text:p>79</text:p>
          </table:table-cell>
          <table:table-cell office:value-type="float" office:value="454014" table:style-name="Default_1">
            <text:p>454014</text:p>
          </table:table-cell>
          <table:table-cell office:value-type="string" table:style-name="ce3">
            <text:p>VÁLVULA<text:s/></text:p>
            <text:p>INDEPENDENTE DE<text:s/></text:p>
            <text:p>PRESSÃO COM<text:s/></text:p>
            <text:p>ATUADOR<text:s/></text:p>
            <text:p>ELETRÔNICO<text:s/></text:p>
            <text:p>PROPORCIONAL E<text:s/></text:p>
            <text:p>MEDIDOR DE ENERGIA<text:s/></text:p>
          </table:table-cell>
          <table:table-cell office:value-type="string" table:style-name="ce3">
            <text:p>VÁLVULA<text:s/></text:p>
            <text:p>INDEPENDENTE DE<text:s/></text:p>
            <text:p>PRESSÃO COM<text:s/></text:p>
            <text:p>ATUADOR<text:s/></text:p>
            <text:p>ELETRÔNICO<text:s/></text:p>
            <text:p>PROPORCIONAL E<text:s/></text:p>
            <text:p>MEDIDOR DE ENERGIA<text:s/></text:p>
          </table:table-cell>
          <table:table-cell table:number-columns-repeated="16380"/>
        </table:table-row>
        <table:table-row table:style-name="ro3">
          <table:table-cell office:value-type="float" office:value="80" table:style-name="Default_1">
            <text:p>80</text:p>
          </table:table-cell>
          <table:table-cell office:value-type="float" office:value="454014" table:style-name="Default_1">
            <text:p>454014</text:p>
          </table:table-cell>
          <table:table-cell office:value-type="string" table:style-name="ce3">
            <text:p>VÁLVULA<text:s/></text:p>
            <text:p>INDEPENDENTE DE<text:s/></text:p>
            <text:p>PRESSÃO COM<text:s/></text:p>
            <text:p>ATUADOR<text:s/></text:p>
            <text:p>ELETRÔNICO<text:s/></text:p>
            <text:p>PROPORCIONAL E<text:s/></text:p>
            <text:p>MEDIDOR DE ENERGIA<text:s/></text:p>
          </table:table-cell>
          <table:table-cell office:value-type="string" table:style-name="ce3">
            <text:p>VÁLVULA<text:s/></text:p>
            <text:p>INDEPENDENTE DE<text:s/></text:p>
            <text:p>PRESSÃO COM<text:s/></text:p>
            <text:p>ATUADOR<text:s/></text:p>
            <text:p>ELETRÔNICO<text:s/></text:p>
            <text:p>PROPORCIONAL E<text:s/></text:p>
            <text:p>MEDIDOR DE ENERGIA<text:s/></text:p>
          </table:table-cell>
          <table:table-cell table:number-columns-repeated="16380"/>
        </table:table-row>
        <table:table-row table:style-name="ro3">
          <table:table-cell office:value-type="float" office:value="81" table:style-name="Default_1">
            <text:p>81</text:p>
          </table:table-cell>
          <table:table-cell office:value-type="float" office:value="454014" table:style-name="Default_1">
            <text:p>454014</text:p>
          </table:table-cell>
          <table:table-cell office:value-type="string" table:style-name="ce3">
            <text:p>VÁLVULA<text:s/></text:p>
            <text:p>INDEPENDENTE DE<text:s/></text:p>
            <text:p>PRESSÃO COM<text:s/></text:p>
            <text:p>ATUADOR<text:s/></text:p>
            <text:p>ELETRÔNICO<text:s/></text:p>
            <text:p>PROPORCIONAL E<text:s/></text:p>
            <text:p>MEDIDOR DE ENERGIA<text:s/></text:p>
          </table:table-cell>
          <table:table-cell office:value-type="string" table:style-name="ce3">
            <text:p>VÁLVULA<text:s/></text:p>
            <text:p>INDEPENDENTE DE<text:s/></text:p>
            <text:p>PRESSÃO COM<text:s/></text:p>
            <text:p>ATUADOR<text:s/></text:p>
            <text:p>ELETRÔNICO<text:s/></text:p>
            <text:p>PROPORCIONAL E<text:s/></text:p>
            <text:p>MEDIDOR DE ENERGIA<text:s/></text:p>
          </table:table-cell>
          <table:table-cell table:number-columns-repeated="16380"/>
        </table:table-row>
        <table:table-row table:style-name="ro3">
          <table:table-cell office:value-type="float" office:value="82" table:style-name="Default_1">
            <text:p>82</text:p>
          </table:table-cell>
          <table:table-cell office:value-type="float" office:value="454014" table:style-name="Default_1">
            <text:p>454014</text:p>
          </table:table-cell>
          <table:table-cell office:value-type="string" table:style-name="ce3">
            <text:p>VÁLVULA<text:s/></text:p>
            <text:p>INDEPENDENTE DE<text:s/></text:p>
            <text:p>PRESSÃO COM<text:s/></text:p>
            <text:p>ATUADOR<text:s/></text:p>
            <text:p>ELETRÔNICO<text:s/></text:p>
            <text:p>PROPORCIONAL E<text:s/></text:p>
            <text:p>MEDIDOR DE ENERGIA<text:s/></text:p>
          </table:table-cell>
          <table:table-cell office:value-type="string" table:style-name="ce3">
            <text:p>VÁLVULA<text:s/></text:p>
            <text:p>INDEPENDENTE DE<text:s/></text:p>
            <text:p>PRESSÃO COM<text:s/></text:p>
            <text:p>ATUADOR<text:s/></text:p>
            <text:p>ELETRÔNICO<text:s/></text:p>
            <text:p>PROPORCIONAL E<text:s/></text:p>
            <text:p>MEDIDOR DE ENERGIA<text:s/></text:p>
          </table:table-cell>
          <table:table-cell table:number-columns-repeated="16380"/>
        </table:table-row>
        <table:table-row table:style-name="ro1">
          <table:table-cell office:value-type="float" office:value="83" table:style-name="Default_1">
            <text:p>83</text:p>
          </table:table-cell>
          <table:table-cell office:value-type="float" office:value="393898" table:style-name="Default_1">
            <text:p>393898</text:p>
          </table:table-cell>
          <table:table-cell office:value-type="string" table:style-name="ce3">
            <text:p>RELE DE INTERFACE 24VAC<text:s/></text:p>
          </table:table-cell>
          <table:table-cell office:value-type="string" table:style-name="ce3">
            <text:p>RELE DE INTERFACE 24VAC<text:s/></text:p>
          </table:table-cell>
          <table:table-cell table:number-columns-repeated="16380"/>
        </table:table-row>
        <table:table-row table:style-name="ro15">
          <table:table-cell office:value-type="float" office:value="84" table:style-name="Default_1">
            <text:p>84</text:p>
          </table:table-cell>
          <table:table-cell office:value-type="float" office:value="606519" table:style-name="Default_1">
            <text:p>606519</text:p>
          </table:table-cell>
          <table:table-cell office:value-type="string" table:style-name="ce3">
            <text:p>PRESSOSTATO<text:s/></text:p>
            <text:p>DIFERENCIAL PARA AR<text:s/></text:p>
          </table:table-cell>
          <table:table-cell office:value-type="string" table:style-name="ce3">
            <text:p>PRESSOSTATO<text:s/></text:p>
            <text:p>DIFERENCIAL PARA AR<text:s/></text:p>
          </table:table-cell>
          <table:table-cell table:number-columns-repeated="16380"/>
        </table:table-row>
        <table:table-row table:style-name="ro1">
          <table:table-cell office:value-type="float" office:value="85" table:style-name="Default_1">
            <text:p>85</text:p>
          </table:table-cell>
          <table:table-cell office:value-type="float" office:value="603701" table:style-name="Default_1">
            <text:p>603701</text:p>
          </table:table-cell>
          <table:table-cell office:value-type="string" table:style-name="ce3">
            <text:p>PRESSOSTATO PARA ÁGUA<text:s/></text:p>
          </table:table-cell>
          <table:table-cell office:value-type="string" table:style-name="ce3">
            <text:p>PRESSOSTATO PARA ÁGUA<text:s/></text:p>
          </table:table-cell>
          <table:table-cell table:number-columns-repeated="16380"/>
        </table:table-row>
        <table:table-row table:style-name="ro1">
          <table:table-cell office:value-type="float" office:value="86" table:style-name="Default_1">
            <text:p>86</text:p>
          </table:table-cell>
          <table:table-cell office:value-type="float" office:value="603702" table:style-name="Default_1">
            <text:p>603702</text:p>
          </table:table-cell>
          <table:table-cell office:value-type="string" table:style-name="ce3">
            <text:p>TRANSMISSOR DE<text:s/></text:p>
          </table:table-cell>
          <table:table-cell office:value-type="string" table:style-name="ce3">
            <text:p>TRANSMISSOR DE<text:s/></text:p>
          </table:table-cell>
          <table:table-cell table:number-columns-repeated="16380"/>
        </table:table-row>
        <table:table-row table:style-name="ro15">
          <table:table-cell office:value-type="float" office:value="87" table:style-name="Default_1">
            <text:p>87</text:p>
          </table:table-cell>
          <table:table-cell office:value-type="float" office:value="606112" table:style-name="Default_1">
            <text:p>606112</text:p>
          </table:table-cell>
          <table:table-cell office:value-type="string" table:style-name="ce3">
            <text:p>TRANSMISSOR DE VAZÃO<text:s/></text:p>
            <text:p>ULTRASSÔNICO PARA ÁGUA<text:s/></text:p>
          </table:table-cell>
          <table:table-cell office:value-type="string" table:style-name="ce3">
            <text:p>TRANSMISSOR DE VAZÃO<text:s/></text:p>
            <text:p>ULTRASSÔNICO PARA ÁGUA<text:s/></text:p>
          </table:table-cell>
          <table:table-cell table:number-columns-repeated="16380"/>
        </table:table-row>
        <table:table-row table:style-name="ro15">
          <table:table-cell office:value-type="float" office:value="88" table:style-name="Default_1">
            <text:p>88</text:p>
          </table:table-cell>
          <table:table-cell office:value-type="float" office:value="606112" table:style-name="Default_1">
            <text:p>606112</text:p>
          </table:table-cell>
          <table:table-cell office:value-type="string" table:style-name="ce3">
            <text:p>TRANSMISSOR DE VAZÃO ULTRASSÔNICO PARA ÁGUA<text:s/></text:p>
          </table:table-cell>
          <table:table-cell office:value-type="string" table:style-name="ce3">
            <text:p>TRANSMISSOR DE VAZÃO ULTRASSÔNICO PARA ÁGUA<text:s/></text:p>
          </table:table-cell>
          <table:table-cell table:number-columns-repeated="16380"/>
        </table:table-row>
        <table:table-row table:style-name="ro16">
          <table:table-cell office:value-type="float" office:value="89" table:style-name="Default_1">
            <text:p>89</text:p>
          </table:table-cell>
          <table:table-cell office:value-type="float" office:value="251809" table:style-name="Default_1">
            <text:p>251809</text:p>
          </table:table-cell>
          <table:table-cell office:value-type="string" table:style-name="ce3">
            <text:p>FAN-COIL<text:s/></text:p>
          </table:table-cell>
          <table:table-cell office:value-type="string" table:style-name="ce3">
            <text:p>Condicionador de ar tipo fancolete<text:s/></text:p>
            <text:p>-<text:tab/>Aplicação:Ar condicionado com água gelada;<text:s/></text:p>
            <text:p>-<text:tab/>Capacidade mínima: 20.000 BTU;<text:s/></text:p>
            <text:p>-<text:tab/>Instalação: Aparente;<text:s/></text:p>
            <text:p>-<text:tab/>Posição de montagem: Horizontal ou Vertical;<text:s/></text:p>
            <text:p>-<text:tab/>Tensão de alimentação: 220V, monofásico;<text:s/></text:p>
            <text:p>-<text:tab/>Tensão de comando: 220V;<text:s/></text:p>
            <text:p>-<text:tab/>Motor elétrico de 3 velocidades;<text:s/></text:p>
            <text:p>-<text:tab/>Ventilador centrífugo, tipo Sirocco, com pás curvadas pra frente; - Bandeja de dreno em ABS com revestimento em poliuretano ou em chapa de aço inox; - Filtro lavável;<text:s/></text:p>
            <text:p>-<text:tab/>Referência comercial: <text:s/>Springer Carrier, modelo 42LSA20226ALB ou de melhor qualidade.<text:s/></text:p>
            <text:p>CATMAT (SIASG):251809<text:s/></text:p>
          </table:table-cell>
          <table:table-cell table:number-columns-repeated="16380"/>
        </table:table-row>
        <table:table-row table:style-name="ro1">
          <table:table-cell office:value-type="float" office:value="90" table:style-name="Default_1">
            <text:p>90</text:p>
          </table:table-cell>
          <table:table-cell office:value-type="float" office:value="231945" table:style-name="Default_1">
            <text:p>231945</text:p>
          </table:table-cell>
          <table:table-cell office:value-type="string" table:style-name="ce3">
            <text:p>TINTAANTIFERRUGE M<text:s/></text:p>
          </table:table-cell>
          <table:table-cell office:value-type="string" table:style-name="ce3">
            <text:p>TINTAANTIFERRUGE M<text:s/></text:p>
          </table:table-cell>
          <table:table-cell table:number-columns-repeated="16380"/>
        </table:table-row>
        <table:table-row table:style-name="ro1">
          <table:table-cell office:value-type="float" office:value="91" table:style-name="Default_1">
            <text:p>91</text:p>
          </table:table-cell>
          <table:table-cell office:value-type="float" office:value="394160" table:style-name="Default_1">
            <text:p>394160</text:p>
          </table:table-cell>
          <table:table-cell office:value-type="string" table:style-name="ce3">
            <text:p>TINTA ESMALTE<text:s/></text:p>
          </table:table-cell>
          <table:table-cell office:value-type="string" table:style-name="ce3">
            <text:p>TINTA ESMALTE<text:s/></text:p>
          </table:table-cell>
          <table:table-cell table:number-columns-repeated="16380"/>
        </table:table-row>
        <table:table-row table:style-name="ro1">
          <table:table-cell office:value-type="float" office:value="92" table:style-name="Default_1">
            <text:p>92</text:p>
          </table:table-cell>
          <table:table-cell office:value-type="float" office:value="223467" table:style-name="Default_1">
            <text:p>223467</text:p>
          </table:table-cell>
          <table:table-cell office:value-type="string" table:style-name="ce3">
            <text:p>TINTA ACRÍLICA<text:s/></text:p>
          </table:table-cell>
          <table:table-cell office:value-type="string" table:style-name="ce3">
            <text:p>TINTA ACRÍLICA<text:s/></text:p>
          </table:table-cell>
          <table:table-cell table:number-columns-repeated="16380"/>
        </table:table-row>
        <table:table-row table:style-name="ro1">
          <table:table-cell office:value-type="float" office:value="93" table:style-name="Default_1">
            <text:p>93</text:p>
          </table:table-cell>
          <table:table-cell office:value-type="float" office:value="456384" table:style-name="Default_1">
            <text:p>456384</text:p>
          </table:table-cell>
          <table:table-cell office:value-type="string" table:style-name="ce3">
            <text:p>TINTA ACRÍLICA<text:s/></text:p>
          </table:table-cell>
          <table:table-cell office:value-type="string" table:style-name="ce3">
            <text:p>TINTA ACRÍLICA<text:s/></text:p>
          </table:table-cell>
          <table:table-cell table:number-columns-repeated="16380"/>
        </table:table-row>
        <table:table-row table:style-name="ro1">
          <table:table-cell office:value-type="float" office:value="94" table:style-name="Default_1">
            <text:p>94</text:p>
          </table:table-cell>
          <table:table-cell office:value-type="float" office:value="232852" table:style-name="Default_1">
            <text:p>232852</text:p>
          </table:table-cell>
          <table:table-cell office:value-type="string" table:style-name="ce3">
            <text:p>TINTA CONCENTRADA<text:s/></text:p>
          </table:table-cell>
          <table:table-cell office:value-type="string" table:style-name="ce3">
            <text:p>TINTA CONCENTRADA<text:s/></text:p>
          </table:table-cell>
          <table:table-cell table:number-columns-repeated="16380"/>
        </table:table-row>
        <table:table-row table:style-name="ro1">
          <table:table-cell office:value-type="float" office:value="95" table:style-name="Default_1">
            <text:p>95</text:p>
          </table:table-cell>
          <table:table-cell office:value-type="float" office:value="418339" table:style-name="Default_1">
            <text:p>418339</text:p>
          </table:table-cell>
          <table:table-cell office:value-type="string" table:style-name="ce3">
            <text:p>TINTA ACRÍLICA<text:s/></text:p>
          </table:table-cell>
          <table:table-cell office:value-type="string" table:style-name="ce3">
            <text:p>TINTA ACRÍLICA<text:s/></text:p>
          </table:table-cell>
          <table:table-cell table:number-columns-repeated="16380"/>
        </table:table-row>
        <table:table-row table:style-name="ro1">
          <table:table-cell office:value-type="float" office:value="96" table:style-name="Default_1">
            <text:p>96</text:p>
          </table:table-cell>
          <table:table-cell office:value-type="float" office:value="453111" table:style-name="Default_1">
            <text:p>453111</text:p>
          </table:table-cell>
          <table:table-cell office:value-type="string" table:style-name="ce3">
            <text:p>DILUENTE<text:s/></text:p>
          </table:table-cell>
          <table:table-cell office:value-type="string" table:style-name="ce3">
            <text:p>DILUENTE<text:s/></text:p>
          </table:table-cell>
          <table:table-cell table:number-columns-repeated="16380"/>
        </table:table-row>
        <table:table-row table:style-name="ro1">
          <table:table-cell office:value-type="float" office:value="97" table:style-name="Default_1">
            <text:p>97</text:p>
          </table:table-cell>
          <table:table-cell office:value-type="float" office:value="483502" table:style-name="Default_1">
            <text:p>483502</text:p>
          </table:table-cell>
          <table:table-cell office:value-type="string" table:style-name="ce3">
            <text:p>DILUENTE<text:s/></text:p>
          </table:table-cell>
          <table:table-cell office:value-type="string" table:style-name="ce3">
            <text:p>DILUENTE<text:s/></text:p>
          </table:table-cell>
          <table:table-cell table:number-columns-repeated="16380"/>
        </table:table-row>
        <table:table-row table:style-name="ro1">
          <table:table-cell office:value-type="float" office:value="98" table:style-name="Default_1">
            <text:p>98</text:p>
          </table:table-cell>
          <table:table-cell office:value-type="float" office:value="238506" table:style-name="Default_1">
            <text:p>238506</text:p>
          </table:table-cell>
          <table:table-cell office:value-type="string" table:style-name="ce3">
            <text:p>COLA<text:s/></text:p>
          </table:table-cell>
          <table:table-cell office:value-type="string" table:style-name="ce3">
            <text:p>COLA<text:s/></text:p>
          </table:table-cell>
          <table:table-cell table:number-columns-repeated="16380"/>
        </table:table-row>
        <table:table-row table:style-name="ro1">
          <table:table-cell office:value-type="float" office:value="99" table:style-name="Default_1">
            <text:p>99</text:p>
          </table:table-cell>
          <table:table-cell office:value-type="float" office:value="223504" table:style-name="Default_1">
            <text:p>223504</text:p>
          </table:table-cell>
          <table:table-cell office:value-type="string" table:style-name="ce3">
            <text:p>MASSA CORRIDA<text:s/></text:p>
          </table:table-cell>
          <table:table-cell office:value-type="string" table:style-name="ce3">
            <text:p>MASSA CORRIDA<text:s/></text:p>
          </table:table-cell>
          <table:table-cell table:number-columns-repeated="16380"/>
        </table:table-row>
        <table:table-row table:style-name="ro1">
          <table:table-cell office:value-type="float" office:value="100" table:style-name="Default_1">
            <text:p>100</text:p>
          </table:table-cell>
          <table:table-cell office:value-type="float" office:value="223505" table:style-name="Default_1">
            <text:p>223505</text:p>
          </table:table-cell>
          <table:table-cell office:value-type="string" table:style-name="ce3">
            <text:p>MASSA CORRIDA<text:s/></text:p>
          </table:table-cell>
          <table:table-cell office:value-type="string" table:style-name="ce3">
            <text:p>MASSA CORRIDA<text:s/></text:p>
          </table:table-cell>
          <table:table-cell table:number-columns-repeated="16380"/>
        </table:table-row>
        <table:table-row table:style-name="ro1">
          <table:table-cell office:value-type="float" office:value="101" table:style-name="Default_1">
            <text:p>101</text:p>
          </table:table-cell>
          <table:table-cell office:value-type="float" office:value="384010" table:style-name="Default_1">
            <text:p>384010</text:p>
          </table:table-cell>
          <table:table-cell office:value-type="string" table:style-name="ce3">
            <text:p>ACESSÓRIO HIDROSSANITÁRIO<text:s/></text:p>
          </table:table-cell>
          <table:table-cell office:value-type="string" table:style-name="ce3">
            <text:p>ACESSÓRIO HIDROSSANITÁRIO<text:s/></text:p>
          </table:table-cell>
          <table:table-cell table:number-columns-repeated="16380"/>
        </table:table-row>
        <table:table-row table:style-name="ro1">
          <table:table-cell office:value-type="float" office:value="102" table:style-name="Default_1">
            <text:p>102</text:p>
          </table:table-cell>
          <table:table-cell office:value-type="float" office:value="466182" table:style-name="Default_1">
            <text:p>466182</text:p>
          </table:table-cell>
          <table:table-cell office:value-type="string" table:style-name="ce3">
            <text:p>ACESSÓRIO HIDROSSANITÁRIO<text:s/></text:p>
          </table:table-cell>
          <table:table-cell office:value-type="string" table:style-name="ce3">
            <text:p>ACESSÓRIO HIDROSSANITÁRIO<text:s/></text:p>
          </table:table-cell>
          <table:table-cell table:number-columns-repeated="16380"/>
        </table:table-row>
        <table:table-row table:style-name="ro1">
          <table:table-cell office:value-type="float" office:value="103" table:style-name="Default_1">
            <text:p>103</text:p>
          </table:table-cell>
          <table:table-cell office:value-type="float" office:value="406262" table:style-name="Default_1">
            <text:p>406262</text:p>
          </table:table-cell>
          <table:table-cell office:value-type="string" table:style-name="ce3">
            <text:p>ACESSÓRIO HIDROSSANITÁRIO<text:s/></text:p>
          </table:table-cell>
          <table:table-cell office:value-type="string" table:style-name="ce3">
            <text:p>ACESSÓRIO HIDROSSANITÁRIO<text:s/></text:p>
          </table:table-cell>
          <table:table-cell table:number-columns-repeated="16380"/>
        </table:table-row>
        <table:table-row table:style-name="ro1">
          <table:table-cell office:value-type="float" office:value="104" table:style-name="Default_1">
            <text:p>104</text:p>
          </table:table-cell>
          <table:table-cell office:value-type="float" office:value="406262" table:style-name="Default_1">
            <text:p>406262</text:p>
          </table:table-cell>
          <table:table-cell office:value-type="string" table:style-name="ce3">
            <text:p>ACESSÓRIO HIDROSSANITÁRIO<text:s/></text:p>
          </table:table-cell>
          <table:table-cell office:value-type="string" table:style-name="ce3">
            <text:p>ACESSÓRIO HIDROSSANITÁRIO<text:s/></text:p>
          </table:table-cell>
          <table:table-cell table:number-columns-repeated="16380"/>
        </table:table-row>
        <table:table-row table:style-name="ro1">
          <table:table-cell office:value-type="float" office:value="105" table:style-name="Default_1">
            <text:p>105</text:p>
          </table:table-cell>
          <table:table-cell office:value-type="float" office:value="406262" table:style-name="Default_1">
            <text:p>406262</text:p>
          </table:table-cell>
          <table:table-cell office:value-type="string" table:style-name="ce3">
            <text:p>ACESSÓRIO HIDROSSANITÁRIO<text:s/></text:p>
          </table:table-cell>
          <table:table-cell office:value-type="string" table:style-name="ce3">
            <text:p>ACESSÓRIO HIDROSSANITÁRIO<text:s/></text:p>
          </table:table-cell>
          <table:table-cell table:number-columns-repeated="16380"/>
        </table:table-row>
        <table:table-row table:style-name="ro1">
          <table:table-cell office:value-type="float" office:value="106" table:style-name="Default_1">
            <text:p>106</text:p>
          </table:table-cell>
          <table:table-cell office:value-type="float" office:value="406262" table:style-name="Default_1">
            <text:p>406262</text:p>
          </table:table-cell>
          <table:table-cell office:value-type="string" table:style-name="ce3">
            <text:p>ACESSÓRIO HIDROSSANITÁRIO<text:s/></text:p>
          </table:table-cell>
          <table:table-cell office:value-type="string" table:style-name="ce3">
            <text:p>ACESSÓRIO HIDROSSANITÁRIO<text:s/></text:p>
          </table:table-cell>
          <table:table-cell table:number-columns-repeated="16380"/>
        </table:table-row>
        <table:table-row table:style-name="ro1">
          <table:table-cell office:value-type="float" office:value="107" table:style-name="Default_1">
            <text:p>107</text:p>
          </table:table-cell>
          <table:table-cell office:value-type="float" office:value="327347" table:style-name="Default_1">
            <text:p>327347</text:p>
          </table:table-cell>
          <table:table-cell office:value-type="string" table:style-name="Default_1">
            <text:p>FIXAÇÃO<text:s/></text:p>
          </table:table-cell>
          <table:table-cell office:value-type="string" table:style-name="ce1">
            <text:p>FIXAÇÃO<text:s/></text:p>
          </table:table-cell>
          <table:table-cell table:number-columns-repeated="16380"/>
        </table:table-row>
        <table:table-row table:style-name="ro1">
          <table:table-cell office:value-type="float" office:value="108" table:style-name="Default_1">
            <text:p>108</text:p>
          </table:table-cell>
          <table:table-cell office:value-type="float" office:value="368642" table:style-name="Default_1">
            <text:p>368642</text:p>
          </table:table-cell>
          <table:table-cell office:value-type="string" table:style-name="Default_1">
            <text:p>ACESSÓRIO HIDROSSANITÁRIO<text:s/></text:p>
          </table:table-cell>
          <table:table-cell office:value-type="string" table:style-name="ce1">
            <text:p>ACESSÓRIO HIDROSSANITÁRIO<text:s/></text:p>
          </table:table-cell>
          <table:table-cell table:number-columns-repeated="16380"/>
        </table:table-row>
        <table:table-row table:style-name="ro1">
          <table:table-cell office:value-type="float" office:value="109" table:style-name="Default_1">
            <text:p>109</text:p>
          </table:table-cell>
          <table:table-cell office:value-type="float" office:value="304782" table:style-name="Default_1">
            <text:p>304782</text:p>
          </table:table-cell>
          <table:table-cell office:value-type="string" table:style-name="ce1">
            <text:p>ACESSÓRIO HIDROSSANITÁRIO<text:s/></text:p>
          </table:table-cell>
          <table:table-cell office:value-type="string" table:style-name="ce1">
            <text:p>ACESSÓRIO HIDROSSANITÁRIO<text:s/></text:p>
          </table:table-cell>
          <table:table-cell table:number-columns-repeated="16380"/>
        </table:table-row>
        <table:table-row table:style-name="ro1">
          <table:table-cell office:value-type="float" office:value="110" table:style-name="Default_1">
            <text:p>110</text:p>
          </table:table-cell>
          <table:table-cell office:value-type="float" office:value="402867" table:style-name="Default_1">
            <text:p>402867</text:p>
          </table:table-cell>
          <table:table-cell office:value-type="string" table:style-name="ce1">
            <text:p>ACESSÓRIO HIDROSSANITÁRIO<text:s/></text:p>
          </table:table-cell>
          <table:table-cell office:value-type="string" table:style-name="ce1">
            <text:p>ACESSÓRIO HIDROSSANITÁRIO<text:s/></text:p>
          </table:table-cell>
          <table:table-cell table:number-columns-repeated="16380"/>
        </table:table-row>
        <table:table-row table:style-name="ro1">
          <table:table-cell office:value-type="float" office:value="111" table:style-name="Default_1">
            <text:p>111</text:p>
          </table:table-cell>
          <table:table-cell office:value-type="float" office:value="429933" table:style-name="Default_1">
            <text:p>429933</text:p>
          </table:table-cell>
          <table:table-cell office:value-type="string" table:style-name="ce1">
            <text:p>ACESSÓRIO HIDROSSANITÁRIO<text:s/></text:p>
          </table:table-cell>
          <table:table-cell office:value-type="string" table:style-name="ce1">
            <text:p>ACESSÓRIO HIDROSSANITÁRIO<text:s/></text:p>
          </table:table-cell>
          <table:table-cell table:number-columns-repeated="16380"/>
        </table:table-row>
        <table:table-row table:style-name="ro3">
          <table:table-cell office:value-type="float" office:value="112" table:style-name="Default_1">
            <text:p>112</text:p>
          </table:table-cell>
          <table:table-cell office:value-type="float" office:value="376214" table:style-name="Default_1">
            <text:p>376214</text:p>
          </table:table-cell>
          <table:table-cell office:value-type="string" table:style-name="ce1">
            <text:p>DISJUNTOR<text:s/></text:p>
          </table:table-cell>
          <table:table-cell office:value-type="string" table:style-name="ce3">
            <text:p>Disjuntor termomagnético, bipolar, 16A;<text:s/></text:p>
            <text:p>-<text:tab/>Corrente de interrupção nominal 16A, curva B;<text:s/></text:p>
            <text:p>-<text:tab/>Capacidade de corte em serviço (ICs): 3kA - Norma de referência NBR NM IEC 60898;<text:s/></text:p>
            <text:p>-<text:tab/>Tensão nominal de operação: 230V;- Para montagem em trilhos DIN;<text:s/></text:p>
            <text:p>-<text:tab/>Frequência: 50/60Hz;<text:s/></text:p>
            <text:p>-<text:tab/>Referência: Schneider Eletric, EZ9F13216 ou de melhor qualidade.<text:s/></text:p>
            <text:p>-<text:tab/>CATMAT (SIASG): 376214<text:s/></text:p>
          </table:table-cell>
          <table:table-cell table:number-columns-repeated="16380"/>
        </table:table-row>
        <table:table-row table:style-name="ro6">
          <table:table-cell office:value-type="float" office:value="113" table:style-name="Default_1">
            <text:p>113</text:p>
          </table:table-cell>
          <table:table-cell office:value-type="float" office:value="452700" table:style-name="Default_1">
            <text:p>452700</text:p>
          </table:table-cell>
          <table:table-cell office:value-type="string" table:style-name="ce1">
            <text:p>DISJUNTOR<text:s/></text:p>
          </table:table-cell>
          <table:table-cell office:value-type="string" table:style-name="ce3">
            <text:p>Disjuntor termomagnético, bipolar, 25A;<text:s/></text:p>
            <text:p>-<text:tab/>Corrente de interrupção nominal 25A, curva B;<text:s/></text:p>
            <text:p>-<text:tab/>Capacidade de corte em serviço (ICs): 3kA - Norma de referência NBR NM IEC 60898;<text:s/></text:p>
            <text:p>-<text:tab/>Tensão nominal de operação: 230V;<text:s/></text:p>
            <text:p>-<text:tab/>Para montagem em trilhos DIN;<text:s/></text:p>
            <text:p>-<text:tab/>Frequência: 50/60Hz;<text:s/></text:p>
            <text:p>-<text:tab/>Referência: Schneider Eletric, EZ9F13225 ou de melhor qualidade.<text:s/></text:p>
            <text:p>-<text:tab/>CATMAT (SIASG): 452700<text:s/></text:p>
          </table:table-cell>
          <table:table-cell table:number-columns-repeated="16380"/>
        </table:table-row>
        <table:table-row table:style-name="ro6">
          <table:table-cell office:value-type="float" office:value="114" table:style-name="Default_1">
            <text:p>114</text:p>
          </table:table-cell>
          <table:table-cell office:value-type="float" office:value="395369" table:style-name="Default_1">
            <text:p>395369</text:p>
          </table:table-cell>
          <table:table-cell office:value-type="string" table:style-name="ce1">
            <text:p>DISJUNTOR<text:s/></text:p>
          </table:table-cell>
          <table:table-cell office:value-type="string" table:style-name="ce3">
            <text:p>Disjuntor termomagnético, bipolar, 40A;<text:s/></text:p>
            <text:p>-<text:tab/>Corrente de interrupção nominal 40A, curva B;<text:s/></text:p>
            <text:p>-<text:tab/>Capacidade de corte em serviço (ICs): 3kA - Norma de referência NBR NM IEC 60898;<text:s/></text:p>
            <text:p>-<text:tab/>Tensão nominal de operação: 230V;<text:s/></text:p>
            <text:p>-<text:tab/>Para montagem em trilhos DIN;<text:s/></text:p>
            <text:p>-<text:tab/>Frequência: 50/60Hz;<text:s/></text:p>
            <text:p>-<text:tab/>Referência: Schneider Eletric, EZ9F13216 ou de melhor qualidade.<text:s/></text:p>
            <text:p>-<text:tab/>CATMAT (SIASG): 395369<text:s/></text:p>
          </table:table-cell>
          <table:table-cell table:number-columns-repeated="16380"/>
        </table:table-row>
        <table:table-row table:style-name="ro6">
          <table:table-cell office:value-type="float" office:value="115" table:style-name="Default_1">
            <text:p>115</text:p>
          </table:table-cell>
          <table:table-cell office:value-type="float" office:value="395464" table:style-name="Default_1">
            <text:p>395464</text:p>
          </table:table-cell>
          <table:table-cell office:value-type="string" table:style-name="ce1">
            <text:p>DISJUNTOR<text:s/></text:p>
          </table:table-cell>
          <table:table-cell office:value-type="string" table:style-name="ce3">
            <text:p>Disjuntor termomagnético, tripolar, 20A;<text:s/></text:p>
            <text:p>-<text:tab/>Corrente de interrupção nominal 20A, curva B;<text:s/></text:p>
            <text:p>-<text:tab/>Capacidade de corte em serviço (ICs): 3kA - Norma de referência NBR NM IEC 60898;<text:s/></text:p>
            <text:p>-<text:tab/>Tensão nominal de operação: 230V;<text:s/></text:p>
            <text:p>-<text:tab/>Para montagem em trilhos DIN;<text:s/></text:p>
            <text:p>-<text:tab/>Frequência: 50/60Hz;<text:s/></text:p>
            <text:p>-<text:tab/>Referência: Schneider Eletric, EZ9F13320 ou de melhor qualidade.<text:s/></text:p>
            <text:p>-<text:tab/>CATMAT (SIASG): 395464<text:s/></text:p>
          </table:table-cell>
          <table:table-cell table:number-columns-repeated="16380"/>
        </table:table-row>
        <table:table-row table:style-name="ro10">
          <table:table-cell office:value-type="float" office:value="116" table:style-name="Default_1">
            <text:p>116</text:p>
          </table:table-cell>
          <table:table-cell office:value-type="float" office:value="424720" table:style-name="Default_1">
            <text:p>424720</text:p>
          </table:table-cell>
          <table:table-cell office:value-type="string" table:style-name="ce1">
            <text:p>DISJUNTOR<text:s/></text:p>
          </table:table-cell>
          <table:table-cell office:value-type="string" table:style-name="ce3">
            <text:p>Disjuntor termomagnético, tripolar, 16A;<text:s/></text:p>
            <text:p>-<text:tab/>Corrente de interrupção nominal 16A, curva C;<text:s/></text:p>
            <text:p>-<text:tab/>Capacidade de corte em serviço (ICs): 3kA;<text:s/></text:p>
            <text:p>-<text:tab/>Norma de referência NBR NM IEC 60898;<text:s/></text:p>
            <text:p>-<text:tab/>Tensão nominal de operação 400V;<text:s/></text:p>
            <text:p>-<text:tab/>Para montagem em trilhos DIN;<text:s/></text:p>
            <text:p>-<text:tab/>Frequência: 50/60Hz;<text:s/></text:p>
            <text:p>-<text:tab/>Referência: EZ9F33316 (Schneider) ou de melhor qualidade.<text:s/></text:p>
            <text:p>-<text:tab/>CATMAT (SIASG): 424720<text:s/></text:p>
            <text:p>Disjuntor termomagnético, monopolar, 2A;<text:s/></text:p>
            <text:p>-<text:tab/>Corrente de interrupção nominal 2A, curva C;<text:s/></text:p>
            <text:p>-<text:tab/>Capacidade de corte em serviço (ICs): <text:s/>3kA;<text:s/></text:p>
            <text:p>-<text:tab/>Norma de referência NBR NM IEC 60898;<text:s/></text:p>
            <text:p>-<text:tab/>Tensão nominal 127/230V;<text:s/></text:p>
            <text:p>-<text:tab/>Para montagem em trilhos DIN;<text:s/></text:p>
            <text:p>-<text:tab/>Frequência: 50/60Hz;<text:s/></text:p>
            <text:p>-<text:tab/>Referência: EZ9F33102 (Schneider) ou de melhor qualidade.<text:s/></text:p>
            <text:p>-<text:tab/>CATMAT (SIASG): 337086<text:s/></text:p>
          </table:table-cell>
          <table:table-cell table:number-columns-repeated="16380"/>
        </table:table-row>
        <table:table-row table:style-name="ro2">
          <table:table-cell office:value-type="float" office:value="117" table:style-name="Default_1">
            <text:p>117</text:p>
          </table:table-cell>
          <table:table-cell office:value-type="float" office:value="337086" table:style-name="Default_1">
            <text:p>337086</text:p>
          </table:table-cell>
          <table:table-cell office:value-type="string" table:style-name="ce1">
            <text:p>DISJUNTOR<text:s/></text:p>
          </table:table-cell>
          <table:table-cell office:value-type="string" table:style-name="ce3">
            <text:p>Disjuntor termomagnético, monopolar, 2A;<text:s/></text:p>
            <text:p>-<text:tab/>Corrente de interrupção nominal 2A, curva C;<text:s/></text:p>
            <text:p>-<text:tab/>Capacidade de corte em serviço (ICs): <text:s/>3kA;<text:s/></text:p>
            <text:p>-<text:tab/>Norma de referência NBR NM IEC 60898;<text:s/></text:p>
            <text:p>-<text:tab/>Tensão nominal 127/230V;<text:s/></text:p>
            <text:p>-<text:tab/>Para montagem em trilhos DIN;<text:s/></text:p>
            <text:p>-<text:tab/>Frequência: 50/60Hz;<text:s/></text:p>
            <text:p>-<text:tab/>Referência: EZ9F33102 (Schneider) ou de melhor qualidade.<text:s/></text:p>
            <text:p>-<text:tab/>CATMAT (SIASG): 337086<text:s/></text:p>
          </table:table-cell>
          <table:table-cell table:number-columns-repeated="16380"/>
        </table:table-row>
        <table:table-row table:style-name="ro3">
          <table:table-cell office:value-type="float" office:value="118" table:style-name="Default_1">
            <text:p>118</text:p>
          </table:table-cell>
          <table:table-cell office:value-type="float" office:value="432730" table:style-name="Default_1">
            <text:p>432730</text:p>
          </table:table-cell>
          <table:table-cell office:value-type="string" table:style-name="ce1">
            <text:p>DISJUNTOR-MOTOR<text:s/></text:p>
          </table:table-cell>
          <table:table-cell office:value-type="string" table:style-name="ce3">
            <text:p>Disjuntor Motor 10-16A;<text:s/></text:p>
            <text:p>-<text:tab/>Aplicação: Motores Trifásicos<text:s/></text:p>
            <text:p>-<text:tab/>Corrente de ajuste(A): entre 10-16A;<text:s/></text:p>
            <text:p>-<text:tab/>Número pólos: 3;<text:s/></text:p>
            <text:p>-<text:tab/>Classe de Disparo: 10<text:s/></text:p>
            <text:p>-<text:tab/>Referência: Sirius 3RV20 (Siemens), MWL18 (Weg) ou GV2ME01 (Schneider) ou de melhor qualidade. CATMAT (SIASG): 432730<text:s/></text:p>
          </table:table-cell>
          <table:table-cell table:number-columns-repeated="16380"/>
        </table:table-row>
        <table:table-row table:style-name="ro2">
          <table:table-cell office:value-type="float" office:value="119" table:style-name="Default_1">
            <text:p>119</text:p>
          </table:table-cell>
          <table:table-cell office:value-type="float" office:value="426952" table:style-name="Default_1">
            <text:p>426952</text:p>
          </table:table-cell>
          <table:table-cell office:value-type="string" table:style-name="ce1">
            <text:p>DISJUNTOR-MOTOR<text:s/></text:p>
          </table:table-cell>
          <table:table-cell office:value-type="string" table:style-name="ce3">
            <text:p>Disjuntor Motor 4-6,3A;<text:s/></text:p>
            <text:p>-<text:tab/>Capacidade de regulagem de corrente: 4-6,3A;<text:s/></text:p>
            <text:p>-<text:tab/>Capacidade de corte em serviço (ICs): 50kA<text:s/></text:p>
            <text:p>-<text:tab/>Norma de referência NBR IEC 60947-2;<text:s/></text:p>
            <text:p>-<text:tab/>Tensão nominal de operação: 230V;<text:s/></text:p>
            <text:p>-<text:tab/>Para montagem em trilhos DIN;<text:s/></text:p>
            <text:p>-<text:tab/>Frequência: 50/60Hz;<text:s/></text:p>
            <text:p>-<text:tab/>Referência: <text:s/>GV2ME10 (Schneider) ou de melhor qualidade.<text:s/></text:p>
            <text:p>-<text:tab/>CATMAT (SIASG): 426952<text:s/></text:p>
          </table:table-cell>
          <table:table-cell table:number-columns-repeated="16380"/>
        </table:table-row>
        <table:table-row table:style-name="ro3">
          <table:table-cell office:value-type="float" office:value="120" table:style-name="Default_1">
            <text:p>120</text:p>
          </table:table-cell>
          <table:table-cell office:value-type="float" office:value="460181" table:style-name="Default_1">
            <text:p>460181</text:p>
          </table:table-cell>
          <table:table-cell office:value-type="string" table:style-name="ce1">
            <text:p>CONTATOR<text:s/></text:p>
          </table:table-cell>
          <table:table-cell office:value-type="string" table:style-name="ce3">
            <text:p>Contator de Potência<text:s/></text:p>
            <text:p>-<text:tab/>Número de Pólos: 03;<text:s/></text:p>
            <text:p>-<text:tab/>Contatos: mínimo de 3NA;<text:s text:c="2"/></text:p>
            <text:p>-<text:tab/>Tensão de comando 220 V 60 Hz;<text:s/></text:p>
            <text:p>-<text:tab/>Corrente nominal 16A;<text:s/></text:p>
            <text:p>-<text:tab/>Referência: CWCO161030 (Weg) ou de melhor qualidade.<text:s/></text:p>
            <text:p>CATMAT (SIASG): 460181<text:s/></text:p>
          </table:table-cell>
          <table:table-cell table:number-columns-repeated="16380"/>
        </table:table-row>
        <table:table-row table:style-name="ro6">
          <table:table-cell office:value-type="float" office:value="121" table:style-name="Default_1">
            <text:p>121</text:p>
          </table:table-cell>
          <table:table-cell office:value-type="float" office:value="426833" table:style-name="Default_1">
            <text:p>426833</text:p>
          </table:table-cell>
          <table:table-cell office:value-type="string" table:style-name="ce1">
            <text:p>CONTATOR<text:s/></text:p>
          </table:table-cell>
          <table:table-cell office:value-type="string" table:style-name="ce3">
            <text:p>Contator Auxiliar<text:s/></text:p>
            <text:p>-<text:tab/>Contator auxiliar;<text:s/></text:p>
            <text:p>-<text:tab/>Contatos: 2NA + 2NF;<text:s text:c="2"/></text:p>
            <text:p>-<text:tab/>Tensão de comando 220 V 60 Hz;<text:s/></text:p>
            <text:p>-<text:tab/>Limite máximo de frequência 400 Hz;<text:s/></text:p>
            <text:p>-<text:tab/>Corrente nominal 6A;<text:s/></text:p>
            <text:p>-<text:tab/>Referência: CAW04-22-00V25 (Weg) ou de melhor qualidade.<text:s/></text:p>
            <text:p>CATMAT (SIASG): 426833<text:s/></text:p>
          </table:table-cell>
          <table:table-cell table:number-columns-repeated="16380"/>
        </table:table-row>
        <table:table-row table:style-name="ro9">
          <table:table-cell office:value-type="float" office:value="122" table:style-name="Default_1">
            <text:p>122</text:p>
          </table:table-cell>
          <table:table-cell office:value-type="float" office:value="339220" table:style-name="Default_1">
            <text:p>339220</text:p>
          </table:table-cell>
          <table:table-cell office:value-type="string" table:style-name="ce1">
            <text:p>ACESSÓRIO HIDROSSANITÁRIO<text:s/></text:p>
          </table:table-cell>
          <table:table-cell office:value-type="string" table:style-name="ce3">
            <text:p>Disjuntor Termomagnético, tripolar, 400A<text:s/></text:p>
            <text:p>-<text:tab/>Modelo: Caixa Moldada;<text:s/></text:p>
            <text:p>-<text:tab/>Número de polos: 3;<text:s/></text:p>
            <text:p>-<text:tab/>Tensão Máxima de operação: 690 Vca;<text:s/></text:p>
            <text:p>-<text:tab/>Frequência nominal: 60 Hz;<text:s/></text:p>
            <text:p>-<text:tab/>Corrente nominal: 400 A;<text:s/></text:p>
            <text:p>-<text:tab/>Icu: 50 KA para tensão de 380;<text:s/></text:p>
            <text:p>-<text:tab/>Ics 100% do Icu;<text:s/></text:p>
            <text:p>-<text:tab/>Encaixe na base plug-in modelo: LV432516<text:s/></text:p>
            <text:p>-<text:tab/>Referência: NSX-400N C40N32D400 (Schneider) ou de melhor qualidade.<text:s/></text:p>
            <text:p>CATMAT (SIASG): 339220<text:s/></text:p>
          </table:table-cell>
          <table:table-cell table:number-columns-repeated="16380"/>
        </table:table-row>
        <table:table-row table:style-name="ro16">
          <table:table-cell office:value-type="float" office:value="123" table:style-name="Default_1">
            <text:p>123</text:p>
          </table:table-cell>
          <table:table-cell office:value-type="float" office:value="369212" table:style-name="Default_1">
            <text:p>369212</text:p>
          </table:table-cell>
          <table:table-cell office:value-type="string" table:style-name="ce1">
            <text:p>ACESSÓRIO HIDROSSANITÁRIO<text:s/></text:p>
          </table:table-cell>
          <table:table-cell office:value-type="string" table:style-name="ce3">
            <text:p>Disjuntor Termomagnético, tripolar, 630A<text:s/></text:p>
            <text:p>-<text:tab/>Modelo: Caixa Moldada;<text:s/></text:p>
            <text:p>-<text:tab/>Micrologic 2.3 ou superior;<text:s/></text:p>
            <text:p>-<text:tab/>Número de polos: 3;<text:s/></text:p>
            <text:p>-<text:tab/>Tensão nominal de operação: 690 Vca;<text:s/></text:p>
            <text:p>-<text:tab/>Frequência nominal: 60 Hz;<text:s/></text:p>
            <text:p>-<text:tab/>Corrente nominal: 630 A;<text:s/></text:p>
            <text:p>-<text:tab/>Icu: 70 KA para tensão de 380;<text:s/></text:p>
            <text:p>-<text:tab/>Ics 100% do Icu;<text:s/></text:p>
            <text:p>-<text:tab/>Encaixe na base plug-in modelo: LV432516;<text:s/></text:p>
            <text:p>-<text:tab/>Referência: NSX-630H C63H32D630 (Schneider) ou de melhor qualidade.<text:s/></text:p>
            <text:p>CATMAT (SIASG): 369212<text:s/></text:p>
          </table:table-cell>
          <table:table-cell table:number-columns-repeated="16380"/>
        </table:table-row>
        <table:table-row table:style-name="ro16">
          <table:table-cell office:value-type="float" office:value="124" table:style-name="Default_1">
            <text:p>124</text:p>
          </table:table-cell>
          <table:table-cell office:value-type="float" office:value="369212" table:style-name="Default_1">
            <text:p>369212</text:p>
          </table:table-cell>
          <table:table-cell office:value-type="string" table:style-name="ce1">
            <text:p>ACESSÓRIO HIDROSSANITÁRIO<text:s/></text:p>
          </table:table-cell>
          <table:table-cell office:value-type="string" table:style-name="ce3">
            <text:p>Disjuntor Termomagnético, tripolar, 630A<text:s/></text:p>
            <text:p>-<text:tab/>Modelo: Caixa Moldada;<text:s/></text:p>
            <text:p>-<text:tab/>Micrologic 2.3 ou superior;<text:s/></text:p>
            <text:p>-<text:tab/>Número de polos: 3;<text:s/></text:p>
            <text:p>-<text:tab/>Tensão máxima de operação: 690 Vca;<text:s/></text:p>
            <text:p>-<text:tab/>Frequência nominal: 60 Hz;<text:s/></text:p>
            <text:p>-<text:tab/>Corrente nominal: 630 A;<text:s/></text:p>
            <text:p>-<text:tab/>Icu: 50 KA para tensão de 380;<text:s/></text:p>
            <text:p>-<text:tab/>Ics 100% do Icu;<text:s/></text:p>
            <text:p>-<text:tab/>Encaixe na base plug-in modelo: LV432516;<text:s/></text:p>
            <text:p>-<text:tab/>Referência: NSX-630N C63N32D630 (Schneider) ou de melhor qualidade.<text:s/></text:p>
            <text:p>CATMAT (SIASG): 369212<text:s/></text:p>
          </table:table-cell>
          <table:table-cell table:number-columns-repeated="16380"/>
        </table:table-row>
        <table:table-row table:number-rows-repeated="10484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Guilherme K</meta:initial-creator>
    <dc:creator>Guilherme K</dc:creator>
    <meta:creation-date>2024-09-10T02:28:45Z</meta:creation-date>
    <dc:date>2024-09-10T02:28:45Z</dc:date>
    <meta:editing-cycles>5</meta:editing-cycles>
    <meta:editing-duration>PT3929S</meta:editing-duration>
  </office:meta>
</office:document-meta>
</file>